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style style:name="P2" style:family="paragraph" style:parent-style-name="Standard">
      <style:text-properties officeooo:paragraph-rsid="0032e11f"/>
    </style:style>
    <style:style style:name="P3" style:family="paragraph" style:parent-style-name="Standard">
      <style:text-properties style:font-name="Calibri"/>
    </style:style>
    <style:style style:name="P4" style:family="paragraph" style:parent-style-name="Standard">
      <style:text-properties style:font-name="Calibri" fo:font-weight="normal" officeooo:rsid="00353720" officeooo:paragraph-rsid="00353720" style:font-weight-asian="normal" style:font-weight-complex="normal"/>
    </style:style>
    <style:style style:name="P5" style:family="paragraph" style:parent-style-name="Standard">
      <style:text-properties style:font-name="Calibri" fo:font-weight="bold" officeooo:rsid="00353720" officeooo:paragraph-rsid="00353720" style:font-weight-asian="bold" style:font-weight-complex="bold"/>
    </style:style>
    <style:style style:name="P6" style:family="paragraph" style:parent-style-name="Standard">
      <style:text-properties style:font-name="Calibri" fo:font-weight="bold" officeooo:rsid="00353720" officeooo:paragraph-rsid="003f6d97" style:font-weight-asian="bold" style:font-weight-complex="bold"/>
    </style:style>
    <style:style style:name="P7" style:family="paragraph" style:parent-style-name="Standard">
      <style:paragraph-properties fo:line-height="150%"/>
      <style:text-properties style:font-name="Calibri" fo:font-weight="bold" officeooo:rsid="00353720" officeooo:paragraph-rsid="00414511" style:font-weight-asian="bold" style:font-weight-complex="bold"/>
    </style:style>
    <style:style style:name="P8" style:family="paragraph" style:parent-style-name="Standard">
      <style:text-properties style:font-name="Calibri" fo:font-weight="bold" officeooo:rsid="002f982a" officeooo:paragraph-rsid="002f982a" style:font-weight-asian="bold" style:font-weight-complex="bold"/>
    </style:style>
    <style:style style:name="P9" style:family="paragraph" style:parent-style-name="Standard">
      <style:text-properties style:font-name="Calibri" fo:font-weight="bold" officeooo:rsid="002f982a" officeooo:paragraph-rsid="00384089" style:font-weight-asian="bold" style:font-weight-complex="bold"/>
    </style:style>
    <style:style style:name="P10" style:family="paragraph" style:parent-style-name="Standard">
      <style:text-properties style:font-name="Calibri" fo:font-weight="bold" officeooo:rsid="00384089" officeooo:paragraph-rsid="00384089" style:font-weight-asian="bold" style:font-weight-complex="bold"/>
    </style:style>
    <style:style style:name="P11" style:family="paragraph" style:parent-style-name="Standard">
      <style:text-properties style:font-name="Calibri" fo:font-weight="bold" officeooo:rsid="0031e941" officeooo:paragraph-rsid="003c240d" style:font-weight-asian="bold" style:font-weight-complex="bold"/>
    </style:style>
    <style:style style:name="P12" style:family="paragraph" style:parent-style-name="Standard">
      <style:text-properties style:font-name="Calibri" fo:font-weight="bold" officeooo:rsid="003c240d" officeooo:paragraph-rsid="003c240d" style:font-weight-asian="bold" style:font-weight-complex="bold"/>
    </style:style>
    <style:style style:name="P13" style:family="paragraph" style:parent-style-name="Standard">
      <style:text-properties style:font-name="Calibri" fo:font-weight="bold" officeooo:rsid="003d9a00" officeooo:paragraph-rsid="003d9a00" style:font-weight-asian="bold" style:font-weight-complex="bold"/>
    </style:style>
    <style:style style:name="P14" style:family="paragraph" style:parent-style-name="Standard">
      <style:text-properties style:font-name="Calibri" fo:font-weight="bold" officeooo:rsid="003dc7f1" officeooo:paragraph-rsid="003dc7f1" style:font-weight-asian="bold" style:font-weight-complex="bold"/>
    </style:style>
    <style:style style:name="P15" style:family="paragraph" style:parent-style-name="Standard">
      <style:text-properties style:font-name="Calibri" officeooo:rsid="00353720" officeooo:paragraph-rsid="00353720"/>
    </style:style>
    <style:style style:name="P16" style:family="paragraph" style:parent-style-name="Standard">
      <style:text-properties style:font-name="Calibri" fo:font-style="normal" officeooo:rsid="00353720" officeooo:paragraph-rsid="00353720" style:font-style-asian="normal" style:font-style-complex="normal"/>
    </style:style>
    <style:style style:name="P17" style:family="paragraph" style:parent-style-name="Standard">
      <style:text-properties style:font-name="Calibri" fo:font-style="normal" officeooo:rsid="00384089" officeooo:paragraph-rsid="00384089" style:font-style-asian="normal" style:font-style-complex="normal"/>
    </style:style>
    <style:style style:name="P18" style:family="paragraph" style:parent-style-name="Standard">
      <style:text-properties style:font-name="Calibri" fo:font-style="normal" officeooo:rsid="00384089" officeooo:paragraph-rsid="003f6d97" style:font-style-asian="normal" style:font-style-complex="normal"/>
    </style:style>
    <style:style style:name="P19" style:family="paragraph" style:parent-style-name="Standard">
      <style:text-properties style:font-name="Calibri" fo:font-style="normal" officeooo:rsid="002f0584" officeooo:paragraph-rsid="002de9c6" style:font-style-asian="normal" style:font-style-complex="normal"/>
    </style:style>
    <style:style style:name="P20" style:family="paragraph" style:parent-style-name="Standard">
      <style:text-properties style:font-name="Calibri" fo:font-style="normal" officeooo:rsid="003dc7f1" officeooo:paragraph-rsid="003dc7f1" style:font-style-asian="normal" style:font-style-complex="normal"/>
    </style:style>
    <style:style style:name="P21" style:family="paragraph" style:parent-style-name="Standard">
      <style:text-properties style:font-name="Calibri" fo:font-style="normal" officeooo:rsid="003f6d97" officeooo:paragraph-rsid="003f6d97" style:font-style-asian="normal" style:font-style-complex="normal"/>
    </style:style>
    <style:style style:name="P22" style:family="paragraph" style:parent-style-name="Standard">
      <style:text-properties style:font-name="Calibri" fo:font-style="normal" fo:font-weight="bold" officeooo:rsid="003f6d97" officeooo:paragraph-rsid="003f6d97" style:font-style-asian="normal" style:font-weight-asian="bold" style:font-style-complex="normal" style:font-weight-complex="bold"/>
    </style:style>
    <style:style style:name="P23" style:family="paragraph" style:parent-style-name="Standard">
      <style:text-properties style:font-name="Calibri" fo:font-style="normal" fo:font-weight="bold" officeooo:rsid="00384089" officeooo:paragraph-rsid="00384089" style:font-style-asian="normal" style:font-weight-asian="bold" style:font-style-complex="normal" style:font-weight-complex="bold"/>
    </style:style>
    <style:style style:name="P24" style:family="paragraph" style:parent-style-name="Standard">
      <style:text-properties style:font-name="Calibri" fo:font-style="normal" fo:font-weight="bold" officeooo:rsid="00384089" officeooo:paragraph-rsid="003f6d97" style:font-style-asian="normal" style:font-weight-asian="bold" style:font-style-complex="normal" style:font-weight-complex="bold"/>
    </style:style>
    <style:style style:name="P25" style:family="paragraph" style:parent-style-name="Standard">
      <style:paragraph-properties fo:line-height="150%"/>
      <style:text-properties style:font-name="Calibri" fo:font-style="normal" fo:font-weight="bold" officeooo:rsid="00384089" officeooo:paragraph-rsid="0041021c" style:font-style-asian="normal" style:font-weight-asian="bold" style:font-style-complex="normal" style:font-weight-complex="bold"/>
    </style:style>
    <style:style style:name="P26" style:family="paragraph" style:parent-style-name="Standard">
      <style:paragraph-properties fo:line-height="150%"/>
      <style:text-properties style:font-name="Calibri" fo:font-style="normal" fo:font-weight="bold" officeooo:rsid="00384089" officeooo:paragraph-rsid="0049be68" style:font-style-asian="normal" style:font-weight-asian="bold" style:font-style-complex="normal" style:font-weight-complex="bold"/>
    </style:style>
    <style:style style:name="P27" style:family="paragraph" style:parent-style-name="Standard">
      <style:paragraph-properties fo:line-height="150%"/>
      <style:text-properties style:font-name="Calibri" fo:font-style="normal" fo:font-weight="bold" officeooo:rsid="00414511" officeooo:paragraph-rsid="00414511" style:font-style-asian="normal" style:font-weight-asian="bold" style:font-style-complex="normal" style:font-weight-complex="bold"/>
    </style:style>
    <style:style style:name="P28" style:family="paragraph" style:parent-style-name="Standard">
      <style:paragraph-properties fo:line-height="150%"/>
      <style:text-properties style:font-name="Calibri" fo:font-style="normal" fo:font-weight="bold" officeooo:rsid="00414511" officeooo:paragraph-rsid="00414511" style:font-style-asian="normal" style:font-weight-asian="normal" style:font-style-complex="normal" style:font-weight-complex="normal"/>
    </style:style>
    <style:style style:name="P29" style:family="paragraph" style:parent-style-name="Standard">
      <style:text-properties style:font-name="Calibri" fo:font-style="normal" fo:font-weight="normal" officeooo:rsid="003f6d97" officeooo:paragraph-rsid="003f6d97" style:font-style-asian="normal" style:font-weight-asian="normal" style:font-style-complex="normal" style:font-weight-complex="normal"/>
    </style:style>
    <style:style style:name="P30" style:family="paragraph" style:parent-style-name="Standard">
      <style:paragraph-properties fo:line-height="150%"/>
      <style:text-properties style:font-name="Calibri" fo:font-style="normal" fo:font-weight="normal" officeooo:rsid="003f6d97" officeooo:paragraph-rsid="003f6d97" style:font-style-asian="normal" style:font-weight-asian="normal" style:font-style-complex="normal" style:font-weight-complex="normal"/>
    </style:style>
    <style:style style:name="P31" style:family="paragraph" style:parent-style-name="Standard">
      <style:text-properties style:font-name="Calibri" fo:font-style="normal" fo:font-weight="normal" officeooo:rsid="003f8368" officeooo:paragraph-rsid="003f8368" style:font-style-asian="normal" style:font-weight-asian="normal" style:font-style-complex="normal" style:font-weight-complex="normal"/>
    </style:style>
    <style:style style:name="P32" style:family="paragraph" style:parent-style-name="Standard">
      <style:paragraph-properties fo:line-height="150%"/>
      <style:text-properties style:font-name="Calibri" fo:font-style="normal" fo:font-weight="normal" officeooo:rsid="00384089" officeooo:paragraph-rsid="0041021c" style:font-style-asian="normal" style:font-weight-asian="normal" style:font-style-complex="normal" style:font-weight-complex="normal"/>
    </style:style>
    <style:style style:name="P33" style:family="paragraph" style:parent-style-name="Standard">
      <style:text-properties style:font-name="Calibri" fo:font-size="11pt" fo:font-weight="bold" officeooo:rsid="00210e01" officeooo:paragraph-rsid="00210e01" style:font-size-asian="11pt" style:font-weight-asian="bold" style:font-size-complex="11pt" style:font-weight-complex="bold"/>
    </style:style>
    <style:style style:name="P34" style:family="paragraph" style:parent-style-name="Standard">
      <style:text-properties style:font-name="Calibri" officeooo:rsid="002f982a" officeooo:paragraph-rsid="002f982a"/>
    </style:style>
    <style:style style:name="P35" style:family="paragraph" style:parent-style-name="Standard">
      <style:text-properties style:font-name="Calibri" officeooo:rsid="00312aae" officeooo:paragraph-rsid="00312aae"/>
    </style:style>
    <style:style style:name="P36" style:family="paragraph" style:parent-style-name="Standard">
      <style:text-properties style:font-name="Calibri" officeooo:rsid="0031e941" officeooo:paragraph-rsid="0031e941"/>
    </style:style>
    <style:style style:name="P37" style:family="paragraph" style:parent-style-name="Standard">
      <style:paragraph-properties fo:padding="0.0291in" fo:border-left="none" fo:border-right="none" fo:border-top="none" fo:border-bottom="0.06pt solid #000000" style:join-border="false"/>
      <style:text-properties style:font-name="Calibri" fo:font-size="16pt" fo:font-weight="bold" officeooo:rsid="00210e01" officeooo:paragraph-rsid="00210e01" style:font-size-asian="16pt" style:font-weight-asian="bold" style:font-size-complex="16pt" style:font-weight-complex="bold"/>
    </style:style>
    <style:style style:name="P38" style:family="paragraph" style:parent-style-name="Standard">
      <style:paragraph-properties fo:margin-top="0in" fo:margin-bottom="0in" loext:contextual-spacing="false" fo:line-height="150%"/>
      <style:text-properties style:font-name="Calibri" fo:font-style="normal" officeooo:rsid="0045676b" officeooo:paragraph-rsid="0045676b" style:font-style-asian="normal" style:font-style-complex="normal"/>
    </style:style>
    <style:style style:name="P39" style:family="paragraph" style:parent-style-name="Standard">
      <style:paragraph-properties fo:margin-top="0in" fo:margin-bottom="0in" loext:contextual-spacing="false" fo:line-height="150%"/>
      <style:text-properties style:font-name="Calibri" fo:font-style="normal" officeooo:rsid="0049be68" officeooo:paragraph-rsid="0049be68" style:font-style-asian="normal" style:font-style-complex="normal"/>
    </style:style>
    <style:style style:name="P40" style:family="paragraph" style:parent-style-name="Listenabsatz" style:list-style-name="L1">
      <style:text-properties style:font-name="Calibri" officeooo:rsid="0020bd97" officeooo:paragraph-rsid="0020bd97"/>
    </style:style>
    <style:style style:name="P41" style:family="paragraph" style:parent-style-name="Standard" style:master-page-name="MP0">
      <style:paragraph-properties style:page-number="auto" fo:break-before="page"/>
    </style:style>
    <style:style style:name="P42" style:family="paragraph" style:parent-style-name="Standard" style:list-style-name="L2">
      <style:text-properties style:font-name="Calibri" officeooo:rsid="0020bd97" officeooo:paragraph-rsid="0032e11f"/>
    </style:style>
    <style:style style:name="P43" style:family="paragraph" style:parent-style-name="Standard" style:list-style-name="L2">
      <style:text-properties style:font-name="Calibri" officeooo:rsid="0032e11f" officeooo:paragraph-rsid="0032e11f"/>
    </style:style>
    <style:style style:name="P44" style:family="paragraph" style:parent-style-name="Standard" style:list-style-name="L2">
      <style:text-properties style:font-name="Calibri" officeooo:rsid="0045676b" officeooo:paragraph-rsid="0045676b"/>
    </style:style>
    <style:style style:name="P45" style:family="paragraph" style:parent-style-name="Standard" style:list-style-name="L3">
      <style:text-properties style:font-name="Calibri" officeooo:rsid="00353720" officeooo:paragraph-rsid="00353720"/>
    </style:style>
    <style:style style:name="P46" style:family="paragraph" style:parent-style-name="Standard" style:list-style-name="L4">
      <style:text-properties style:font-name="Calibri" officeooo:rsid="00353720" officeooo:paragraph-rsid="00353720"/>
    </style:style>
    <style:style style:name="P47" style:family="paragraph" style:parent-style-name="Standard" style:list-style-name="L5">
      <style:text-properties style:font-name="Calibri" officeooo:rsid="00353720" officeooo:paragraph-rsid="00353720"/>
    </style:style>
    <style:style style:name="P48" style:family="paragraph" style:parent-style-name="Standard" style:list-style-name="L6">
      <style:text-properties style:font-name="Calibri" officeooo:rsid="00353720" officeooo:paragraph-rsid="00353720"/>
    </style:style>
    <style:style style:name="P49" style:family="paragraph" style:parent-style-name="Standard" style:list-style-name="L7">
      <style:text-properties style:font-name="Calibri" officeooo:rsid="00353720" officeooo:paragraph-rsid="00353720"/>
    </style:style>
    <style:style style:name="P50" style:family="paragraph" style:parent-style-name="Standard" style:list-style-name="L9">
      <style:text-properties style:font-name="Calibri" officeooo:rsid="00353720" officeooo:paragraph-rsid="00353720"/>
    </style:style>
    <style:style style:name="P51" style:family="paragraph" style:parent-style-name="Standard" style:list-style-name="L3">
      <style:text-properties style:font-name="Calibri" officeooo:rsid="003c240d" officeooo:paragraph-rsid="003c240d"/>
    </style:style>
    <style:style style:name="P52" style:family="paragraph" style:parent-style-name="Standard" style:list-style-name="L3">
      <style:text-properties style:font-name="Calibri" fo:font-style="normal" officeooo:rsid="003a5374" officeooo:paragraph-rsid="003a5374" style:font-style-asian="normal" style:font-style-complex="normal"/>
    </style:style>
    <style:style style:name="P53" style:family="paragraph" style:parent-style-name="Standard" style:list-style-name="L9">
      <style:text-properties style:font-name="Calibri" fo:font-style="normal" officeooo:rsid="003a5374" officeooo:paragraph-rsid="003a5374" style:font-style-asian="normal" style:font-style-complex="normal"/>
    </style:style>
    <style:style style:name="P54" style:family="paragraph" style:parent-style-name="Standard" style:list-style-name="L14">
      <style:text-properties style:font-name="Calibri" fo:font-style="normal" officeooo:rsid="003a5374" officeooo:paragraph-rsid="003a5374" style:font-style-asian="normal" style:font-style-complex="normal"/>
    </style:style>
    <style:style style:name="P55" style:family="paragraph" style:parent-style-name="Standard" style:list-style-name="L9">
      <style:text-properties style:font-name="Calibri" fo:font-style="normal" officeooo:rsid="00353720" officeooo:paragraph-rsid="00353720" style:font-style-asian="normal" style:font-style-complex="normal"/>
    </style:style>
    <style:style style:name="P56" style:family="paragraph" style:parent-style-name="Standard" style:list-style-name="L9">
      <style:text-properties style:font-name="Calibri" fo:font-style="normal" officeooo:rsid="00353720" officeooo:paragraph-rsid="0035e799" style:font-style-asian="normal" style:font-style-complex="normal"/>
    </style:style>
    <style:style style:name="P57" style:family="paragraph" style:parent-style-name="Standard" style:list-style-name="L9">
      <style:text-properties style:font-name="Calibri" fo:font-style="normal" officeooo:rsid="00210e01" officeooo:paragraph-rsid="00353720" style:font-style-asian="normal" style:font-style-complex="normal"/>
    </style:style>
    <style:style style:name="P58" style:family="paragraph" style:parent-style-name="Standard" style:list-style-name="L9">
      <style:text-properties style:font-name="Calibri" fo:font-style="normal" officeooo:rsid="00384089" officeooo:paragraph-rsid="00384089" style:font-style-asian="normal" style:font-style-complex="normal"/>
    </style:style>
    <style:style style:name="P59" style:family="paragraph" style:parent-style-name="Standard" style:list-style-name="L10">
      <style:text-properties style:font-name="Calibri" fo:font-style="normal" officeooo:rsid="00384089" officeooo:paragraph-rsid="00384089" style:font-style-asian="normal" style:font-style-complex="normal"/>
    </style:style>
    <style:style style:name="P60" style:family="paragraph" style:parent-style-name="Standard" style:list-style-name="L14">
      <style:text-properties style:font-name="Calibri" fo:font-style="normal" officeooo:rsid="00384089" officeooo:paragraph-rsid="00384089" style:font-style-asian="normal" style:font-style-complex="normal"/>
    </style:style>
    <style:style style:name="P61" style:family="paragraph" style:parent-style-name="Standard" style:list-style-name="L15">
      <style:text-properties style:font-name="Calibri" fo:font-style="normal" officeooo:rsid="00384089" officeooo:paragraph-rsid="003f6d97" style:font-style-asian="normal" style:font-style-complex="normal"/>
    </style:style>
    <style:style style:name="P62" style:family="paragraph" style:parent-style-name="Standard" style:list-style-name="L20">
      <style:text-properties style:font-name="Calibri" fo:font-style="normal" officeooo:rsid="00384089" officeooo:paragraph-rsid="003f6d97" style:font-style-asian="normal" style:font-style-complex="normal"/>
    </style:style>
    <style:style style:name="P63" style:family="paragraph" style:parent-style-name="Standard" style:list-style-name="L9">
      <style:text-properties style:font-name="Calibri" fo:font-style="normal" officeooo:rsid="0035e799" officeooo:paragraph-rsid="0035e799" style:font-style-asian="normal" style:font-style-complex="normal"/>
    </style:style>
    <style:style style:name="P64" style:family="paragraph" style:parent-style-name="Standard" style:list-style-name="L9">
      <style:text-properties style:font-name="Calibri" fo:font-style="normal" officeooo:rsid="004d3ce6" officeooo:paragraph-rsid="004d3ce6" style:font-style-asian="normal" style:font-style-complex="normal"/>
    </style:style>
    <style:style style:name="P65" style:family="paragraph" style:parent-style-name="Standard" style:list-style-name="L9">
      <style:text-properties style:font-name="Calibri" fo:font-style="normal" officeooo:rsid="00382e60" officeooo:paragraph-rsid="00382e60" style:font-style-asian="normal" style:font-style-complex="normal"/>
    </style:style>
    <style:style style:name="P66" style:family="paragraph" style:parent-style-name="Standard" style:list-style-name="L9">
      <style:text-properties style:font-name="Calibri" fo:font-style="normal" officeooo:rsid="003654b6" officeooo:paragraph-rsid="003654b6" style:font-style-asian="normal" style:font-style-complex="normal"/>
    </style:style>
    <style:style style:name="P67" style:family="paragraph" style:parent-style-name="Standard" style:list-style-name="L9">
      <style:text-properties style:font-name="Calibri" fo:font-style="normal" officeooo:rsid="003dc7f1" officeooo:paragraph-rsid="003dc7f1" style:font-style-asian="normal" style:font-style-complex="normal"/>
    </style:style>
    <style:style style:name="P68" style:family="paragraph" style:parent-style-name="Standard" style:list-style-name="L19">
      <style:text-properties style:font-name="Calibri" fo:font-style="normal" officeooo:rsid="003dc7f1" officeooo:paragraph-rsid="003dc7f1" style:font-style-asian="normal" style:font-style-complex="normal"/>
    </style:style>
    <style:style style:name="P69" style:family="paragraph" style:parent-style-name="Standard" style:list-style-name="L14">
      <style:text-properties style:font-name="Calibri" fo:font-style="normal" officeooo:rsid="00398d29" officeooo:paragraph-rsid="00398d29" style:font-style-asian="normal" style:font-style-complex="normal"/>
    </style:style>
    <style:style style:name="P70" style:family="paragraph" style:parent-style-name="Standard">
      <style:text-properties style:font-name="Calibri" fo:font-style="normal" officeooo:rsid="00398d29" officeooo:paragraph-rsid="003dc7f1" style:font-style-asian="normal" style:font-style-complex="normal"/>
    </style:style>
    <style:style style:name="P71" style:family="paragraph" style:parent-style-name="Standard" style:list-style-name="L25">
      <style:text-properties style:font-name="Calibri" fo:font-style="normal" officeooo:rsid="00398d29" officeooo:paragraph-rsid="0041021c" style:font-style-asian="normal" style:font-style-complex="normal"/>
    </style:style>
    <style:style style:name="P72" style:family="paragraph" style:parent-style-name="Standard" style:list-style-name="L14">
      <style:text-properties style:font-name="Calibri" fo:font-style="normal" officeooo:rsid="0052a7a4" officeooo:paragraph-rsid="0052a7a4" style:font-style-asian="normal" style:font-style-complex="normal"/>
    </style:style>
    <style:style style:name="P73" style:family="paragraph" style:parent-style-name="Standard" style:list-style-name="L14">
      <style:text-properties style:font-name="Calibri" fo:font-style="normal" officeooo:rsid="0031cd04" officeooo:paragraph-rsid="0031cd04" style:font-style-asian="normal" style:font-style-complex="normal"/>
    </style:style>
    <style:style style:name="P74" style:family="paragraph" style:parent-style-name="Standard" style:list-style-name="L14">
      <style:text-properties style:font-name="Calibri" fo:font-style="normal" officeooo:rsid="0039e964" officeooo:paragraph-rsid="0039e964" style:font-style-asian="normal" style:font-style-complex="normal"/>
    </style:style>
    <style:style style:name="P75" style:family="paragraph" style:parent-style-name="Standard" style:list-style-name="L19">
      <style:text-properties style:font-name="Calibri" fo:font-style="normal" officeooo:rsid="003f6d97" officeooo:paragraph-rsid="003f6d97" style:font-style-asian="normal" style:font-style-complex="normal"/>
    </style:style>
    <style:style style:name="P76" style:family="paragraph" style:parent-style-name="Standard" style:list-style-name="L25">
      <style:text-properties style:font-name="Calibri" fo:font-style="normal" officeooo:rsid="0041021c" officeooo:paragraph-rsid="0041021c" style:font-style-asian="normal" style:font-style-complex="normal"/>
    </style:style>
    <style:style style:name="P77" style:family="paragraph" style:parent-style-name="Standard" style:list-style-name="L21">
      <style:text-properties style:font-name="Calibri" fo:font-style="normal" fo:font-weight="normal" officeooo:rsid="003f6d97" officeooo:paragraph-rsid="003f6d97" style:font-style-asian="normal" style:font-weight-asian="normal" style:font-style-complex="normal" style:font-weight-complex="normal"/>
    </style:style>
    <style:style style:name="P78" style:family="paragraph" style:parent-style-name="Standard" style:list-style-name="L22">
      <style:text-properties style:font-name="Calibri" fo:font-style="normal" fo:font-weight="normal" officeooo:rsid="003f6d97" officeooo:paragraph-rsid="003f6d97" style:font-style-asian="normal" style:font-weight-asian="normal" style:font-style-complex="normal" style:font-weight-complex="normal"/>
    </style:style>
    <style:style style:name="P79" style:family="paragraph" style:parent-style-name="Standard" style:list-style-name="L23">
      <style:text-properties style:font-name="Calibri" fo:font-style="normal" fo:font-weight="normal" officeooo:rsid="003f6d97" officeooo:paragraph-rsid="003f6d97" style:font-style-asian="normal" style:font-weight-asian="normal" style:font-style-complex="normal" style:font-weight-complex="normal"/>
    </style:style>
    <style:style style:name="P80" style:family="paragraph" style:parent-style-name="Standard" style:list-style-name="L24">
      <style:text-properties style:font-name="Calibri" fo:font-style="normal" fo:font-weight="normal" officeooo:rsid="003f6d97" officeooo:paragraph-rsid="003f6d97" style:font-style-asian="normal" style:font-weight-asian="normal" style:font-style-complex="normal" style:font-weight-complex="normal"/>
    </style:style>
    <style:style style:name="P81" style:family="paragraph" style:parent-style-name="Standard" style:list-style-name="L25">
      <style:text-properties style:font-name="Calibri" fo:font-style="normal" fo:font-weight="normal" officeooo:rsid="003f8368" officeooo:paragraph-rsid="003f8368" style:font-style-asian="normal" style:font-weight-asian="normal" style:font-style-complex="normal" style:font-weight-complex="normal"/>
    </style:style>
    <style:style style:name="P82" style:family="paragraph" style:parent-style-name="Standard" style:list-style-name="L25">
      <style:text-properties style:font-name="Calibri" fo:font-style="normal" fo:font-weight="normal" officeooo:rsid="0041021c" officeooo:paragraph-rsid="0041021c" style:font-style-asian="normal" style:font-weight-asian="normal" style:font-style-complex="normal" style:font-weight-complex="normal"/>
    </style:style>
    <style:style style:name="P83" style:family="paragraph" style:parent-style-name="Standard" style:list-style-name="L26">
      <style:paragraph-properties fo:line-height="150%"/>
      <style:text-properties style:font-name="Calibri" fo:font-style="normal" fo:font-weight="normal" officeooo:rsid="00384089" officeooo:paragraph-rsid="0041021c" style:font-style-asian="normal" style:font-weight-asian="normal" style:font-style-complex="normal" style:font-weight-complex="normal"/>
    </style:style>
    <style:style style:name="P84" style:family="paragraph" style:parent-style-name="Standard" style:list-style-name="L8">
      <style:paragraph-properties fo:line-height="150%"/>
      <style:text-properties style:font-name="Calibri" fo:font-style="normal" fo:font-weight="normal" officeooo:rsid="00414511" officeooo:paragraph-rsid="00414511" style:font-style-asian="normal" style:font-weight-asian="normal" style:font-style-complex="normal" style:font-weight-complex="normal"/>
    </style:style>
    <style:style style:name="P85" style:family="paragraph" style:parent-style-name="Standard" style:list-style-name="L25">
      <style:text-properties style:font-name="Calibri" fo:font-style="normal" fo:font-weight="bold" officeooo:rsid="003f6d97" officeooo:paragraph-rsid="003f6d97" style:font-style-asian="normal" style:font-weight-asian="bold" style:font-style-complex="normal" style:font-weight-complex="bold"/>
    </style:style>
    <style:style style:name="P86" style:family="paragraph" style:parent-style-name="Standard" style:list-style-name="L8">
      <style:text-properties style:font-name="Calibri" fo:font-weight="normal" officeooo:rsid="00353720" officeooo:paragraph-rsid="00353720" style:font-weight-asian="normal" style:font-weight-complex="normal"/>
    </style:style>
    <style:style style:name="P87" style:family="paragraph" style:parent-style-name="Standard" style:list-style-name="L8">
      <style:text-properties style:font-name="Calibri" fo:font-weight="normal" officeooo:rsid="00353720" officeooo:paragraph-rsid="003f6d97" style:font-weight-asian="normal" style:font-weight-complex="normal"/>
    </style:style>
    <style:style style:name="P88" style:family="paragraph" style:parent-style-name="Standard" style:list-style-name="L8">
      <style:paragraph-properties fo:line-height="150%"/>
      <style:text-properties style:font-name="Calibri" fo:font-weight="normal" officeooo:rsid="00353720" officeooo:paragraph-rsid="00414511" style:font-weight-asian="normal" style:font-weight-complex="normal"/>
    </style:style>
    <style:style style:name="P89" style:family="paragraph" style:parent-style-name="Standard" style:list-style-name="L11">
      <style:text-properties style:font-name="Calibri" fo:font-weight="normal" officeooo:rsid="00384089" officeooo:paragraph-rsid="00384089" style:font-weight-asian="normal" style:font-weight-complex="normal"/>
    </style:style>
    <style:style style:name="P90" style:family="paragraph" style:parent-style-name="Standard" style:list-style-name="L12">
      <style:text-properties style:font-name="Calibri" fo:font-weight="normal" officeooo:rsid="00384089" officeooo:paragraph-rsid="00384089" style:font-weight-asian="normal" style:font-weight-complex="normal"/>
    </style:style>
    <style:style style:name="P91" style:family="paragraph" style:parent-style-name="Standard" style:list-style-name="L13">
      <style:text-properties style:font-name="Calibri" fo:font-weight="normal" officeooo:rsid="00384089" officeooo:paragraph-rsid="00384089" style:font-weight-asian="normal" style:font-weight-complex="normal"/>
    </style:style>
    <style:style style:name="P92" style:family="paragraph" style:parent-style-name="Standard" style:list-style-name="L18">
      <style:text-properties style:font-name="Calibri" fo:font-weight="normal" officeooo:rsid="00384089" officeooo:paragraph-rsid="003d9a00" style:font-weight-asian="normal" style:font-weight-complex="normal"/>
    </style:style>
    <style:style style:name="P93" style:family="paragraph" style:parent-style-name="Standard" style:list-style-name="L16">
      <style:text-properties style:font-name="Calibri" fo:font-weight="normal" officeooo:rsid="003f6d97" officeooo:paragraph-rsid="003f6d97" style:font-weight-asian="normal" style:font-weight-complex="normal"/>
    </style:style>
    <style:style style:name="P94" style:family="paragraph" style:parent-style-name="Standard" style:list-style-name="L17">
      <style:text-properties style:font-name="Calibri" fo:font-weight="normal" officeooo:rsid="003c240d" officeooo:paragraph-rsid="003c240d" style:font-weight-asian="normal" style:font-weight-complex="normal"/>
    </style:style>
    <style:style style:name="P95" style:family="paragraph" style:parent-style-name="Standard" style:list-style-name="L17">
      <style:text-properties style:font-name="Calibri" fo:font-weight="normal" officeooo:rsid="003d9a00" officeooo:paragraph-rsid="003d9a00" style:font-weight-asian="normal" style:font-weight-complex="normal"/>
    </style:style>
    <style:style style:name="P96" style:family="paragraph" style:parent-style-name="Standard" style:list-style-name="L9">
      <style:text-properties style:font-name="Calibri" fo:font-size="11pt" fo:font-weight="bold" officeooo:paragraph-rsid="003dc7f1" style:font-size-asian="11pt" style:font-weight-asian="bold" style:font-size-complex="11pt" style:font-weight-complex="bold"/>
    </style:style>
    <style:style style:name="P97" style:family="paragraph" style:parent-style-name="Standard" style:list-style-name="L9">
      <style:text-properties style:font-name="Calibri" officeooo:rsid="00384089" officeooo:paragraph-rsid="00384089"/>
    </style:style>
    <style:style style:name="P98" style:family="paragraph" style:parent-style-name="Standard" style:list-style-name="L14">
      <style:text-properties style:font-name="Calibri" officeooo:rsid="00384089" officeooo:paragraph-rsid="00384089"/>
    </style:style>
    <style:style style:name="P99" style:family="paragraph" style:parent-style-name="Standard" style:list-style-name="L9">
      <style:text-properties style:font-name="Calibri" fo:font-weight="bold" style:font-weight-asian="bold" style:font-weight-complex="bold"/>
    </style:style>
    <style:style style:name="P100" style:family="paragraph" style:parent-style-name="Standard">
      <style:text-properties style:font-name="Calibri" fo:font-weight="bold" officeooo:rsid="002f982a" officeooo:paragraph-rsid="002f982a" style:font-weight-asian="bold" style:font-weight-complex="bold"/>
    </style:style>
    <style:style style:name="P101" style:family="paragraph" style:parent-style-name="Standard" style:list-style-name="L14">
      <style:text-properties style:font-name="Calibri" fo:font-weight="bold" officeooo:rsid="00312aae" officeooo:paragraph-rsid="003dc7f1" style:font-weight-asian="bold" style:font-weight-complex="bold"/>
    </style:style>
    <style:style style:name="P102" style:family="paragraph" style:parent-style-name="Standard" style:list-style-name="L14">
      <style:text-properties style:font-name="Calibri" fo:font-weight="bold" officeooo:rsid="00312aae" officeooo:paragraph-rsid="00312aae" style:font-weight-asian="bold" style:font-weight-complex="bold"/>
    </style:style>
    <style:style style:name="P103" style:family="paragraph" style:parent-style-name="Standard" style:list-style-name="L19">
      <style:text-properties style:font-name="Calibri" fo:font-weight="bold" officeooo:paragraph-rsid="003dc7f1" style:font-weight-asian="bold" style:font-weight-complex="bold"/>
    </style:style>
    <style:style style:name="P104" style:family="paragraph" style:parent-style-name="Standard" style:list-style-name="L19">
      <style:text-properties style:font-name="Calibri" fo:font-weight="bold" officeooo:rsid="0031e941" officeooo:paragraph-rsid="0031e941" style:font-weight-asian="bold" style:font-weight-complex="bold"/>
    </style:style>
    <style:style style:name="P105" style:family="paragraph" style:parent-style-name="Standard" style:list-style-name="L25">
      <style:text-properties style:font-name="Calibri" fo:font-weight="bold" officeooo:paragraph-rsid="003f6d97" style:font-weight-asian="bold" style:font-weight-complex="bold"/>
    </style:style>
    <style:style style:name="P106" style:family="paragraph" style:parent-style-name="Standard" style:list-style-name="L9">
      <style:text-properties style:font-name="Calibri" fo:font-style="italic" officeooo:rsid="00353720" officeooo:paragraph-rsid="00353720" style:font-style-asian="italic" style:font-style-complex="italic"/>
    </style:style>
    <style:style style:name="P107" style:family="paragraph" style:parent-style-name="Standard" style:list-style-name="L14">
      <style:text-properties style:font-name="Calibri" fo:font-style="italic" officeooo:rsid="00398d29" officeooo:paragraph-rsid="00398d29" style:font-style-asian="italic" style:font-style-complex="italic"/>
    </style:style>
    <style:style style:name="P108" style:family="paragraph" style:parent-style-name="Standard" style:list-style-name="L14">
      <style:text-properties style:font-name="Calibri" fo:font-style="italic" officeooo:rsid="0039e964" officeooo:paragraph-rsid="0039e964" style:font-style-asian="italic" style:font-style-complex="italic"/>
    </style:style>
    <style:style style:name="P109" style:family="paragraph" style:parent-style-name="Standard" style:list-style-name="L14">
      <style:text-properties style:font-name="Calibri" fo:font-style="italic" officeooo:rsid="003a5374" officeooo:paragraph-rsid="003a5374" style:font-style-asian="italic" style:font-style-complex="italic"/>
    </style:style>
    <style:style style:name="P110" style:family="paragraph" style:parent-style-name="Standard" style:list-style-name="L19">
      <style:text-properties style:font-name="Calibri" fo:font-style="italic" officeooo:rsid="003f6d97" officeooo:paragraph-rsid="003f6d97" style:font-style-asian="italic" style:font-style-complex="italic"/>
    </style:style>
    <style:style style:name="P111" style:family="paragraph" style:parent-style-name="Standard" style:list-style-name="L25">
      <style:text-properties style:font-name="Calibri" fo:font-style="italic" officeooo:rsid="003f8368" officeooo:paragraph-rsid="003f8368" style:font-style-asian="italic" style:font-style-complex="italic"/>
    </style:style>
    <style:style style:name="P112" style:family="paragraph" style:parent-style-name="Standard" style:list-style-name="L25">
      <style:text-properties style:font-name="Calibri" fo:font-style="italic" officeooo:rsid="0041021c" officeooo:paragraph-rsid="0041021c" style:font-style-asian="italic" style:font-style-complex="italic"/>
    </style:style>
    <style:style style:name="P113" style:family="paragraph" style:parent-style-name="Standard" style:list-style-name="L9">
      <style:text-properties style:font-name="Calibri" officeooo:rsid="00210e01" officeooo:paragraph-rsid="00210e01"/>
    </style:style>
    <style:style style:name="P114" style:family="paragraph" style:parent-style-name="Standard" style:list-style-name="L9">
      <style:text-properties style:font-name="Calibri" officeooo:rsid="0035e799" officeooo:paragraph-rsid="0035e799"/>
    </style:style>
    <style:style style:name="P115" style:family="paragraph" style:parent-style-name="Standard" style:list-style-name="L9">
      <style:text-properties style:font-name="Calibri" officeooo:rsid="0035e799" officeooo:paragraph-rsid="00382e60"/>
    </style:style>
    <style:style style:name="P116" style:family="paragraph" style:parent-style-name="Standard" style:list-style-name="L9">
      <style:text-properties style:font-name="Calibri" officeooo:rsid="002887ec" officeooo:paragraph-rsid="002887ec"/>
    </style:style>
    <style:style style:name="P117" style:family="paragraph" style:parent-style-name="Standard" style:list-style-name="L9">
      <style:text-properties style:font-name="Calibri"/>
    </style:style>
    <style:style style:name="P118" style:family="paragraph" style:parent-style-name="Standard" style:list-style-name="L9">
      <style:text-properties style:font-name="Calibri" officeooo:paragraph-rsid="0035e799"/>
    </style:style>
    <style:style style:name="P119" style:family="paragraph" style:parent-style-name="Standard" style:list-style-name="L9">
      <style:text-properties style:font-name="Calibri" officeooo:rsid="002de9c6" officeooo:paragraph-rsid="002de9c6"/>
    </style:style>
    <style:style style:name="P120" style:family="paragraph" style:parent-style-name="Standard" style:list-style-name="L9">
      <style:text-properties style:font-name="Calibri" officeooo:rsid="003654b6" officeooo:paragraph-rsid="003654b6"/>
    </style:style>
    <style:style style:name="P121" style:family="paragraph" style:parent-style-name="Standard" style:list-style-name="L9">
      <style:text-properties style:font-name="Calibri" officeooo:rsid="00382e60" officeooo:paragraph-rsid="00382e60"/>
    </style:style>
    <style:style style:name="P122" style:family="paragraph" style:parent-style-name="Standard" style:list-style-name="L9">
      <style:text-properties style:font-name="Calibri" officeooo:rsid="0039e964" officeooo:paragraph-rsid="0039e964"/>
    </style:style>
    <style:style style:name="P123" style:family="paragraph" style:parent-style-name="Standard" style:list-style-name="L14">
      <style:text-properties style:font-name="Calibri" officeooo:rsid="0039e964" officeooo:paragraph-rsid="0039e964"/>
    </style:style>
    <style:style style:name="P124" style:family="paragraph" style:parent-style-name="Standard" style:list-style-name="L9">
      <style:text-properties style:font-name="Calibri" officeooo:rsid="003a5374" officeooo:paragraph-rsid="003a5374"/>
    </style:style>
    <style:style style:name="P125" style:family="paragraph" style:parent-style-name="Standard" style:list-style-name="L14">
      <style:text-properties style:font-name="Calibri" officeooo:rsid="004d3ce6" officeooo:paragraph-rsid="004d3ce6"/>
    </style:style>
    <style:style style:name="P126" style:family="paragraph" style:parent-style-name="Standard" style:list-style-name="L14">
      <style:text-properties style:font-name="Calibri" officeooo:rsid="00312aae" officeooo:paragraph-rsid="00312aae"/>
    </style:style>
    <style:style style:name="P127" style:family="paragraph" style:parent-style-name="Standard" style:list-style-name="L14">
      <style:text-properties style:font-name="Calibri" officeooo:rsid="00398d29" officeooo:paragraph-rsid="00398d29"/>
    </style:style>
    <style:style style:name="P128" style:family="paragraph" style:parent-style-name="Standard" style:list-style-name="L14">
      <style:text-properties style:font-name="Calibri" officeooo:rsid="00398d29" officeooo:paragraph-rsid="003dc7f1"/>
    </style:style>
    <style:style style:name="P129" style:family="paragraph" style:parent-style-name="Standard" style:list-style-name="L19">
      <style:text-properties style:font-name="Calibri" officeooo:rsid="003d9a00" officeooo:paragraph-rsid="003d9a00"/>
    </style:style>
    <style:style style:name="P130" style:family="paragraph" style:parent-style-name="Standard" style:list-style-name="L19">
      <style:text-properties style:font-name="Calibri" officeooo:rsid="003dc7f1" officeooo:paragraph-rsid="003dc7f1"/>
    </style:style>
    <style:style style:name="P131" style:family="paragraph" style:parent-style-name="Standard" style:list-style-name="L19">
      <style:text-properties style:font-name="Calibri" officeooo:rsid="003f6d97" officeooo:paragraph-rsid="003f6d97"/>
    </style:style>
    <style:style style:name="P132" style:family="paragraph" style:parent-style-name="Standard" style:list-style-name="L25">
      <style:text-properties style:font-name="Calibri" officeooo:rsid="003f8368" officeooo:paragraph-rsid="003f8368"/>
    </style:style>
    <style:style style:name="P133" style:family="paragraph" style:parent-style-name="Standard" style:list-style-name="L27">
      <style:paragraph-properties fo:line-height="150%"/>
      <style:text-properties style:font-name="Calibri" officeooo:paragraph-rsid="00414511"/>
    </style:style>
    <style:style style:name="P134" style:family="paragraph" style:parent-style-name="Standard" style:list-style-name="L10">
      <style:text-properties officeooo:paragraph-rsid="00384089"/>
    </style:style>
    <style:style style:name="P135" style:family="paragraph" style:parent-style-name="Standard" style:list-style-name="L15">
      <style:text-properties officeooo:paragraph-rsid="003f6d97"/>
    </style:style>
    <style:style style:name="P136" style:family="paragraph" style:parent-style-name="Standard" style:list-style-name="L20">
      <style:text-properties officeooo:paragraph-rsid="003f6d97"/>
    </style:style>
    <style:style style:name="P137" style:family="paragraph" style:parent-style-name="Standard" style:list-style-name="L26">
      <style:paragraph-properties fo:line-height="150%"/>
      <style:text-properties officeooo:paragraph-rsid="0041021c"/>
    </style:style>
    <style:style style:name="P138" style:family="paragraph" style:parent-style-name="Standard" style:list-style-name="L32">
      <style:paragraph-properties fo:line-height="150%"/>
      <style:text-properties officeooo:paragraph-rsid="0049be68"/>
    </style:style>
    <style:style style:name="P139" style:family="paragraph" style:parent-style-name="Standard" style:list-style-name="L31">
      <style:paragraph-properties fo:margin-top="0in" fo:margin-bottom="0in" loext:contextual-spacing="false" fo:line-height="150%"/>
      <style:text-properties fo:font-weight="bold" officeooo:paragraph-rsid="0042851e" style:font-weight-asian="bold" style:font-weight-complex="bold"/>
    </style:style>
    <style:style style:name="P140" style:family="paragraph" style:parent-style-name="Standard" style:list-style-name="L31">
      <style:paragraph-properties fo:margin-top="0in" fo:margin-bottom="0in" loext:contextual-spacing="false" fo:line-height="150%"/>
      <style:text-properties officeooo:paragraph-rsid="0042851e"/>
    </style:style>
    <style:style style:name="P141" style:family="paragraph" style:parent-style-name="Standard" style:list-style-name="L31">
      <style:paragraph-properties fo:margin-top="0in" fo:margin-bottom="0in" loext:contextual-spacing="false" fo:line-height="150%"/>
      <style:text-properties style:font-name="Calibri" fo:font-style="normal" officeooo:rsid="0042851e" officeooo:paragraph-rsid="0042851e" style:font-style-asian="normal" style:font-style-complex="normal"/>
    </style:style>
    <style:style style:name="P142" style:family="paragraph" style:parent-style-name="Standard">
      <style:paragraph-properties fo:margin-top="0in" fo:margin-bottom="0in" loext:contextual-spacing="false" fo:line-height="150%"/>
      <style:text-properties style:font-name="Calibri" fo:font-style="normal" officeooo:rsid="0042851e" officeooo:paragraph-rsid="0042851e" style:font-style-asian="normal" style:font-style-complex="normal"/>
    </style:style>
    <style:style style:name="P143" style:family="paragraph" style:parent-style-name="Standard" style:list-style-name="L31">
      <style:paragraph-properties fo:margin-top="0in" fo:margin-bottom="0in" loext:contextual-spacing="false" fo:line-height="150%"/>
      <style:text-properties style:font-name="Calibri" fo:font-style="normal" officeooo:rsid="00441e72" officeooo:paragraph-rsid="00441e72" style:font-style-asian="normal" style:font-style-complex="normal"/>
    </style:style>
    <style:style style:name="P144" style:family="paragraph" style:parent-style-name="Standard" style:list-style-name="L31">
      <style:paragraph-properties fo:margin-top="0in" fo:margin-bottom="0in" loext:contextual-spacing="false" fo:line-height="150%"/>
      <style:text-properties style:font-name="Calibri" fo:font-style="normal" officeooo:rsid="0045676b" officeooo:paragraph-rsid="0045676b" style:font-style-asian="normal" style:font-style-complex="normal"/>
    </style:style>
    <style:style style:name="P145" style:family="paragraph" style:parent-style-name="Standard">
      <style:paragraph-properties fo:margin-top="0in" fo:margin-bottom="0in" loext:contextual-spacing="false" fo:line-height="150%"/>
      <style:text-properties style:font-name="Calibri" fo:font-style="normal" officeooo:rsid="0045676b" officeooo:paragraph-rsid="0045676b" style:font-style-asian="normal" style:font-style-complex="normal"/>
    </style:style>
    <style:style style:name="P146" style:family="paragraph" style:parent-style-name="Standard" style:list-style-name="L31">
      <style:paragraph-properties fo:margin-top="0in" fo:margin-bottom="0in" loext:contextual-spacing="false" fo:line-height="150%"/>
      <style:text-properties style:font-name="Calibri" fo:font-style="normal" officeooo:rsid="004872f8" officeooo:paragraph-rsid="004872f8" style:font-style-asian="normal" style:font-style-complex="normal"/>
    </style:style>
    <style:style style:name="P147" style:family="paragraph" style:parent-style-name="Standard" style:list-style-name="L31">
      <style:paragraph-properties fo:margin-top="0in" fo:margin-bottom="0in" loext:contextual-spacing="false" fo:line-height="150%"/>
      <style:text-properties style:font-name="Calibri" fo:font-style="normal" officeooo:rsid="0049be68" officeooo:paragraph-rsid="0049be68" style:font-style-asian="normal" style:font-style-complex="normal"/>
    </style:style>
    <style:style style:name="P148" style:family="paragraph" style:parent-style-name="Standard" style:list-style-name="L31">
      <style:paragraph-properties fo:margin-top="0in" fo:margin-bottom="0in" loext:contextual-spacing="false" fo:line-height="150%"/>
      <style:text-properties style:font-name="Calibri" fo:font-style="normal" style:text-underline-style="none" officeooo:rsid="0045676b" officeooo:paragraph-rsid="0045676b" style:font-style-asian="normal" style:font-style-complex="normal"/>
    </style:style>
    <style:style style:name="P149" style:family="paragraph" style:parent-style-name="Standard">
      <style:paragraph-properties fo:margin-top="0in" fo:margin-bottom="0in" loext:contextual-spacing="false" fo:line-height="150%"/>
      <style:text-properties style:font-name="Calibri" fo:font-style="normal" style:text-underline-style="none" officeooo:rsid="0045676b" officeooo:paragraph-rsid="0045676b" style:font-style-asian="normal" style:font-style-complex="normal"/>
    </style:style>
    <style:style style:name="P150" style:family="paragraph" style:parent-style-name="Standard" style:list-style-name="L32">
      <style:paragraph-properties fo:margin-top="0in" fo:margin-bottom="0in" loext:contextual-spacing="false" fo:line-height="150%"/>
      <style:text-properties style:font-name="Calibri" fo:font-style="normal" fo:font-weight="normal" officeooo:rsid="00384089" officeooo:paragraph-rsid="0049be68" style:font-style-asian="normal" style:font-weight-asian="normal" style:font-style-complex="normal" style:font-weight-complex="normal"/>
    </style:style>
    <style:style style:name="P151" style:family="paragraph" style:parent-style-name="Standard" style:list-style-name="L31">
      <style:paragraph-properties fo:margin-top="0in" fo:margin-bottom="0in" loext:contextual-spacing="false" fo:line-height="150%"/>
      <style:text-properties style:font-name="Calibri" officeooo:paragraph-rsid="0042851e"/>
    </style:style>
    <style:style style:name="P152" style:family="paragraph" style:parent-style-name="Standard" style:list-style-name="L31">
      <style:paragraph-properties fo:margin-top="0in" fo:margin-bottom="0in" loext:contextual-spacing="false" fo:line-height="150%"/>
      <style:text-properties style:font-name="Calibri" fo:font-weight="bold" officeooo:rsid="0042851e" officeooo:paragraph-rsid="0042851e" style:font-weight-asian="bold" style:font-weight-complex="bold"/>
    </style:style>
    <style:style style:name="P153" style:family="paragraph" style:parent-style-name="Standard" style:list-style-name="L31">
      <style:paragraph-properties fo:margin-top="0in" fo:margin-bottom="0in" loext:contextual-spacing="false" fo:line-height="150%"/>
      <style:text-properties style:font-name="Calibri" officeooo:rsid="0045676b" officeooo:paragraph-rsid="0045676b"/>
    </style:style>
    <style:style style:name="P154" style:family="paragraph" style:parent-style-name="Standard" style:list-style-name="L31">
      <style:paragraph-properties fo:margin-top="0in" fo:margin-bottom="0in" loext:contextual-spacing="false" fo:line-height="150%"/>
      <style:text-properties style:font-name="Calibri" fo:font-style="italic" officeooo:rsid="0045676b" officeooo:paragraph-rsid="0045676b" style:font-style-asian="italic" style:font-style-complex="italic"/>
    </style:style>
    <style:style style:name="P155" style:family="paragraph" style:parent-style-name="Standard" style:list-style-name="L31">
      <style:paragraph-properties fo:margin-top="0in" fo:margin-bottom="0in" loext:contextual-spacing="false" fo:line-height="150%"/>
      <style:text-properties style:font-name="Calibri" fo:font-style="italic" officeooo:rsid="004872f8" officeooo:paragraph-rsid="004872f8" style:font-style-asian="italic" style:font-style-complex="italic"/>
    </style:style>
    <style:style style:name="P156" style:family="paragraph" style:parent-style-name="Standard" style:list-style-name="L31">
      <style:paragraph-properties fo:margin-top="0in" fo:margin-bottom="0in" loext:contextual-spacing="false" fo:line-height="150%"/>
      <style:text-properties style:font-name="Calibri" officeooo:rsid="0049be68" officeooo:paragraph-rsid="0049be68"/>
    </style:style>
    <style:style style:name="P157" style:family="paragraph" style:parent-style-name="Standard" style:list-style-name="L31">
      <style:paragraph-properties fo:margin-top="0in" fo:margin-bottom="0in" loext:contextual-spacing="false" fo:line-height="150%"/>
      <style:text-properties officeooo:rsid="0042851e" officeooo:paragraph-rsid="0042851e"/>
    </style:style>
    <style:style style:name="P158" style:family="paragraph" style:parent-style-name="Standard">
      <style:paragraph-properties fo:margin-top="0in" fo:margin-bottom="0in" loext:contextual-spacing="false" fo:line-height="150%"/>
      <style:text-properties officeooo:rsid="0042851e" officeooo:paragraph-rsid="0042851e"/>
    </style:style>
    <style:style style:name="P159" style:family="paragraph" style:parent-style-name="Standard" style:list-style-name="L31">
      <style:paragraph-properties fo:margin-top="0in" fo:margin-bottom="0in" loext:contextual-spacing="false" fo:line-height="150%"/>
      <style:text-properties officeooo:rsid="00441e72" officeooo:paragraph-rsid="00441e72"/>
    </style:style>
    <style:style style:name="P160" style:family="paragraph" style:parent-style-name="Text_20_body" style:list-style-name="L29">
      <style:paragraph-properties fo:line-height="150%"/>
      <style:text-properties style:font-name="Calibri"/>
    </style:style>
    <style:style style:name="P161" style:family="paragraph" style:parent-style-name="Text_20_body" style:list-style-name="L30">
      <style:paragraph-properties fo:line-height="150%"/>
      <style:text-properties style:font-name="Calibri"/>
    </style:style>
    <style:style style:name="P162" style:family="paragraph" style:parent-style-name="Text_20_body" style:list-style-name="L28">
      <style:paragraph-properties fo:margin-top="0in" fo:margin-bottom="0in" loext:contextual-spacing="false" fo:line-height="150%"/>
      <style:text-properties style:font-name="Calibri" officeooo:paragraph-rsid="00414511"/>
    </style:style>
    <style:style style:name="T1" style:family="text">
      <style:text-properties officeooo:rsid="00248d1f"/>
    </style:style>
    <style:style style:name="T2" style:family="text">
      <style:text-properties fo:font-style="italic" style:font-style-asian="italic" style:font-style-complex="italic"/>
    </style:style>
    <style:style style:name="T3" style:family="text">
      <style:text-properties fo:font-style="italic" officeooo:rsid="0035e799" style:font-style-asian="italic" style:font-style-complex="italic"/>
    </style:style>
    <style:style style:name="T4" style:family="text">
      <style:text-properties fo:font-style="italic" officeooo:rsid="00382e60" style:font-style-asian="italic" style:font-style-complex="italic"/>
    </style:style>
    <style:style style:name="T5" style:family="text">
      <style:text-properties fo:font-style="italic" officeooo:rsid="003c240d" style:font-style-asian="italic" style:font-style-complex="italic"/>
    </style:style>
    <style:style style:name="T6" style:family="text">
      <style:text-properties fo:font-style="italic" officeooo:rsid="003dc7f1" style:font-style-asian="italic" style:font-style-complex="italic"/>
    </style:style>
    <style:style style:name="T7" style:family="text">
      <style:text-properties fo:font-style="italic" officeooo:rsid="003f8368" style:font-style-asian="italic" style:font-style-complex="italic"/>
    </style:style>
    <style:style style:name="T8" style:family="text">
      <style:text-properties fo:font-style="italic" officeooo:rsid="0042851e" style:font-style-asian="italic" style:font-style-complex="italic"/>
    </style:style>
    <style:style style:name="T9" style:family="text">
      <style:text-properties fo:font-style="italic" officeooo:rsid="0045676b" style:font-style-asian="italic" style:font-style-complex="italic"/>
    </style:style>
    <style:style style:name="T10" style:family="text">
      <style:text-properties fo:font-style="italic" officeooo:rsid="004872f8" style:font-style-asian="italic" style:font-style-complex="italic"/>
    </style:style>
    <style:style style:name="T11" style:family="text">
      <style:text-properties fo:font-style="italic" officeooo:rsid="004d3ce6" style:font-style-asian="italic" style:font-style-complex="italic"/>
    </style:style>
    <style:style style:name="T12" style:family="text">
      <style:text-properties fo:font-style="italic" officeooo:rsid="0052a7a4"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f0584" style:font-style-asian="normal" style:font-style-complex="normal"/>
    </style:style>
    <style:style style:name="T16" style:family="text">
      <style:text-properties fo:font-style="normal" officeooo:rsid="0035e799" style:font-style-asian="normal" style:font-style-complex="normal"/>
    </style:style>
    <style:style style:name="T17" style:family="text">
      <style:text-properties fo:font-style="normal" officeooo:rsid="0031cd04" style:font-style-asian="normal" style:font-style-complex="normal"/>
    </style:style>
    <style:style style:name="T18" style:family="text">
      <style:text-properties fo:font-style="normal" officeooo:rsid="003c240d" style:font-style-asian="normal" style:font-style-complex="normal"/>
    </style:style>
    <style:style style:name="T19" style:family="text">
      <style:text-properties fo:font-style="normal" officeooo:rsid="003f6d97" style:font-style-asian="normal" style:font-style-complex="normal"/>
    </style:style>
    <style:style style:name="T20" style:family="text">
      <style:text-properties fo:font-style="normal" officeooo:rsid="00384089" style:font-style-asian="normal" style:font-style-complex="normal"/>
    </style:style>
    <style:style style:name="T21" style:family="text">
      <style:text-properties fo:font-style="normal" officeooo:rsid="003f8368" style:font-style-asian="normal" style:font-style-complex="normal"/>
    </style:style>
    <style:style style:name="T22" style:family="text">
      <style:text-properties fo:font-style="normal" officeooo:rsid="0045676b" style:font-style-asian="normal" style:font-style-complex="normal"/>
    </style:style>
    <style:style style:name="T23" style:family="text">
      <style:text-properties fo:font-style="normal" officeooo:rsid="004872f8" style:font-style-asian="normal" style:font-style-complex="normal"/>
    </style:style>
    <style:style style:name="T24" style:family="text">
      <style:text-properties fo:font-style="normal" officeooo:rsid="004ce766" style:font-style-asian="normal" style:font-style-complex="normal"/>
    </style:style>
    <style:style style:name="T25" style:family="text">
      <style:text-properties fo:font-style="normal" officeooo:rsid="004d3ce6" style:font-style-asian="normal" style:font-style-complex="normal"/>
    </style:style>
    <style:style style:name="T26" style:family="text">
      <style:text-properties fo:font-style="normal" officeooo:rsid="00382e60" style:font-style-asian="normal" style:font-style-complex="normal"/>
    </style:style>
    <style:style style:name="T27" style:family="text">
      <style:text-properties fo:font-style="normal" officeooo:rsid="004f2a63" style:font-style-asian="normal" style:font-style-complex="normal"/>
    </style:style>
    <style:style style:name="T28" style:family="text">
      <style:text-properties fo:font-style="normal" officeooo:rsid="0031e941"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3f6d97" style:font-style-asian="normal" style:font-weight-asian="normal" style:font-style-complex="normal" style:font-weight-complex="normal"/>
    </style:style>
    <style:style style:name="T31" style:family="text">
      <style:text-properties fo:font-style="normal" fo:font-weight="normal" officeooo:rsid="0050bef4" style:font-style-asian="normal" style:font-weight-asian="normal" style:font-style-complex="normal" style:font-weight-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officeooo:rsid="00353720"/>
    </style:style>
    <style:style style:name="T35" style:family="text">
      <style:text-properties officeooo:rsid="0035e799"/>
    </style:style>
    <style:style style:name="T36" style:family="text">
      <style:text-properties officeooo:rsid="00382e60"/>
    </style:style>
    <style:style style:name="T37" style:family="text">
      <style:text-properties officeooo:rsid="00384089"/>
    </style:style>
    <style:style style:name="T38" style:family="text">
      <style:text-properties style:font-name="Calibri"/>
    </style:style>
    <style:style style:name="T39" style:family="text">
      <style:text-properties style:font-name="Calibri" fo:font-weight="bold" style:font-weight-asian="bold"/>
    </style:style>
    <style:style style:name="T40" style:family="text">
      <style:text-properties style:font-name="Calibri" officeooo:rsid="0032e11f"/>
    </style:style>
    <style:style style:name="T41" style:family="text">
      <style:text-properties style:font-name="Calibri" officeooo:rsid="0020bd97"/>
    </style:style>
    <style:style style:name="T42" style:family="text">
      <style:text-properties style:font-name="Calibri" fo:font-style="normal" style:font-style-asian="normal" style:font-style-complex="normal"/>
    </style:style>
    <style:style style:name="T43" style:family="text">
      <style:text-properties style:font-name="Calibri" fo:font-style="normal" officeooo:rsid="0042851e" style:font-style-asian="normal" style:font-style-complex="normal"/>
    </style:style>
    <style:style style:name="T44" style:family="text">
      <style:text-properties style:font-name="Calibri" fo:font-style="normal" officeooo:rsid="00441e72" style:font-style-asian="normal" style:font-style-complex="normal"/>
    </style:style>
    <style:style style:name="T45" style:family="text">
      <style:text-properties style:font-name="Calibri" fo:font-style="normal" officeooo:rsid="00384089" style:font-style-asian="normal" style:font-style-complex="normal"/>
    </style:style>
    <style:style style:name="T46" style:family="text">
      <style:text-properties style:font-name="Calibri" fo:font-style="normal" officeooo:rsid="003f6d97" style:font-style-asian="normal" style:font-style-complex="normal"/>
    </style:style>
    <style:style style:name="T47" style:family="text">
      <style:text-properties style:font-name="Calibri" fo:font-size="11pt" fo:font-style="normal" officeooo:rsid="0031e941" style:font-size-asian="11pt" style:font-style-asian="normal" style:font-size-complex="11pt" style:font-style-complex="normal"/>
    </style:style>
    <style:style style:name="T48" style:family="text">
      <style:text-properties style:font-name="Calibri" officeooo:rsid="0042851e"/>
    </style:style>
    <style:style style:name="T49" style:family="text">
      <style:text-properties style:font-name="Calibri" fo:font-style="italic" style:font-style-asian="italic" style:font-style-complex="italic"/>
    </style:style>
    <style:style style:name="T50" style:family="text">
      <style:text-properties style:font-name="Calibri" fo:font-style="italic" officeooo:rsid="0042851e" style:font-style-asian="italic" style:font-style-complex="italic"/>
    </style:style>
    <style:style style:name="T51" style:family="text">
      <style:text-properties style:font-name="Calibri" fo:font-style="italic" officeooo:rsid="00384089" style:font-style-asian="italic" style:font-style-complex="italic"/>
    </style:style>
    <style:style style:name="T52" style:family="text">
      <style:text-properties style:font-name="Calibri" fo:font-style="italic" officeooo:rsid="003f6d97" style:font-style-asian="italic" style:font-style-complex="italic"/>
    </style:style>
    <style:style style:name="T53" style:family="text">
      <style:text-properties style:font-name="Calibri" fo:font-style="italic" officeooo:rsid="0041021c" style:font-style-asian="italic" style:font-style-complex="italic"/>
    </style:style>
    <style:style style:name="T54" style:family="text">
      <style:text-properties style:font-name="Calibri" fo:font-style="italic" officeooo:rsid="0049be68" style:font-style-asian="italic" style:font-style-complex="italic"/>
    </style:style>
    <style:style style:name="T55" style:family="text">
      <style:text-properties officeooo:rsid="00398d29"/>
    </style:style>
    <style:style style:name="T56" style:family="text">
      <style:text-properties officeooo:rsid="0039e964"/>
    </style:style>
    <style:style style:name="T57" style:family="text">
      <style:text-properties officeooo:rsid="003a5374"/>
    </style:style>
    <style:style style:name="T58" style:family="text">
      <style:text-properties officeooo:rsid="003c240d"/>
    </style:style>
    <style:style style:name="T59" style:family="text">
      <style:text-properties officeooo:rsid="003d9a00"/>
    </style:style>
    <style:style style:name="T60" style:family="text">
      <style:text-properties fo:font-weight="normal" style:font-weight-asian="normal" style:font-weight-complex="normal"/>
    </style:style>
    <style:style style:name="T61" style:family="text">
      <style:text-properties fo:font-weight="normal" officeooo:rsid="0039e964" style:font-weight-asian="normal" style:font-weight-complex="normal"/>
    </style:style>
    <style:style style:name="T62" style:family="text">
      <style:text-properties fo:font-weight="normal" officeooo:rsid="0041021c" style:font-weight-asian="normal" style:font-weight-complex="normal"/>
    </style:style>
    <style:style style:name="T63" style:family="text">
      <style:text-properties officeooo:rsid="0031e941"/>
    </style:style>
    <style:style style:name="T64" style:family="text">
      <style:text-properties fo:font-size="11pt" style:font-size-asian="11pt" style:font-size-complex="11pt"/>
    </style:style>
    <style:style style:name="T65" style:family="text">
      <style:text-properties fo:font-size="11pt" officeooo:rsid="0031e941" style:font-size-asian="11pt" style:font-size-complex="11pt"/>
    </style:style>
    <style:style style:name="T66" style:family="text">
      <style:text-properties fo:font-size="11pt" fo:font-style="normal" officeooo:rsid="0031e941" style:font-size-asian="11pt" style:font-style-asian="normal" style:font-size-complex="11pt" style:font-style-complex="normal"/>
    </style:style>
    <style:style style:name="T67" style:family="text">
      <style:text-properties officeooo:rsid="003dc7f1"/>
    </style:style>
    <style:style style:name="T68" style:family="text">
      <style:text-properties officeooo:rsid="003f6d97"/>
    </style:style>
    <style:style style:name="T69" style:family="text">
      <style:text-properties officeooo:rsid="00414511"/>
    </style:style>
    <style:style style:name="T70" style:family="text">
      <style:text-properties officeooo:rsid="0042851e"/>
    </style:style>
    <style:style style:name="T71" style:family="text">
      <style:text-properties officeooo:rsid="0045676b"/>
    </style:style>
    <style:style style:name="T72" style:family="text">
      <style:text-properties style:text-underline-style="none"/>
    </style:style>
    <style:style style:name="T73" style:family="text">
      <style:text-properties officeooo:rsid="004aef99"/>
    </style:style>
    <style:style style:name="T74" style:family="text">
      <style:text-properties officeooo:rsid="004be2d4"/>
    </style:style>
    <style:style style:name="T75" style:family="text">
      <style:text-properties officeooo:rsid="004d3ce6"/>
    </style:style>
    <style:style style:name="T76" style:family="text">
      <style:text-properties officeooo:rsid="004f2a63"/>
    </style:style>
    <style:style style:name="T77" style:family="text">
      <style:text-properties officeooo:rsid="0050bef4"/>
    </style:style>
    <style:style style:name="T78" style:family="text">
      <style:text-properties officeooo:rsid="0052a7a4"/>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Absatz-Standardschriftart"><text:span text:style-name="T39">Team</text:span></text:span><text:span text:style-name="T38">: </text:span><text:span text:style-name="T40">06; Atabek Amanov, Thomas Bednorz</text:span></text:p>
      <text:p text:style-name="Standard"><text:span text:style-name="Absatz-Standardschriftart"><text:span text:style-name="T39">Aufgabenaufteilung</text:span></text:span><text:span text:style-name="T38">: </text:span></text:p>
      <text:list xml:id="list7838644774341903757" text:style-name="L1">
        <text:list-item>
          <text:p text:style-name="P40">Skizze (adp1_<text:span text:style-name="T1">skizze-</text:span>amanov_bednorz.<text:span text:style-name="T74">pdf</text:span>), Atabek Amanov</text:p>
        </text:list-item>
        <text:list-item>
          <text:p text:style-name="P40">Skizze (adp1_<text:span text:style-name="T1">skizze-</text:span>amanov_bednorz.<text:span text:style-name="T74">pdf</text:span>), Thomas Bednorz</text:p>
        </text:list-item>
      </text:list>
      <text:p text:style-name="Standard"><text:span text:style-name="Absatz-Standardschriftart"><text:span text:style-name="T39">Quellenangaben</text:span></text:span><text:span text:style-name="T38">: -</text:span></text:p>
      <text:p text:style-name="P2"><text:span text:style-name="Absatz-Standardschriftart"><text:span text:style-name="T39">Bearbeitungszeitraum</text:span></text:span><text:span text:style-name="T38">: </text:span></text:p>
      <text:list xml:id="list3176116560933947628" text:style-name="L2">
        <text:list-item>
          <text:p text:style-name="P42">Di, 22.03.16, <text:span text:style-name="T36">2 Stunden</text:span></text:p>
        </text:list-item>
        <text:list-item>
          <text:p text:style-name="P43">Mi, 23.03.16, <text:span text:style-name="T71">7 Stunden</text:span></text:p>
        </text:list-item>
        <text:list-item>
          <text:p text:style-name="P44">Do, 24.03.16 1 Stunde</text:p>
        </text:list-item>
      </text:list>
      <text:p text:style-name="Standard"><text:span text:style-name="Absatz-Standardschriftart"><text:span text:style-name="T39">Aktueller Stand</text:span></text:span><text:span text:style-name="T38">: </text:span><text:span text:style-name="T41">Erste Version der Skizze fertig und zur Begutachtung eingereicht</text:span></text:p>
      <text:p text:style-name="Standard"><text:span text:style-name="Absatz-Standardschriftart"><text:span text:style-name="T39">Änderungen in der Skizze</text:span></text:span><text:span text:style-name="T38">: -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text:soft-page-break/>Aufgabe 1: Die Kunst der Abstraktion</text:p>
      <text:p text:style-name="P5">Allgemeine Vorbemerkungen</text:p>
      <text:list xml:id="list5460353936922658306" text:style-name="L3">
        <text:list-item>
          <text:p text:style-name="P45">Das Design ist <text:span text:style-name="T36">in </text:span>einer objektorientierten Denkweise gehalten. <text:span text:style-name="T57">Die Methoden des ADTs sind an das ADT-Objekt gebunden. Dies führt zu Abweichungen der Signaturen von der semantischen Struktur der Operationen aus der Aufgabe. </text:span>So soll beispielsweise beim Einfügen eines Elements in eine Liste auf dem <text:span text:style-name="T58">ADT </text:span>Listen-Objekt die Methode <text:span text:style-name="T2">insert(pos, elem) </text:span><text:span text:style-name="T14">gerufen werden, </text:span><text:span text:style-name="T18">die vorgegebene semantische Struktur </text:span><text:span text:style-name="T24">dazu ist aber</text:span><text:span text:style-name="T18"> </text:span><text:span text:style-name="T5">insert: list x pos x elem → list</text:span><text:span text:style-name="T18">.</text:span></text:p>
        </text:list-item>
        <text:list-item>
          <text:p text:style-name="P51"><text:span text:style-name="T14">Die ADT-Objekte werden auf dem konventionellen Weg der Objekterzeugung in Java erstellt. Dies kann dazu führen, dass die </text:span><text:span text:style-name="T2">create</text:span><text:span text:style-name="T14">-Methoden </text:span><text:span text:style-name="T21">(bzw. </text:span><text:span text:style-name="T7">init-</text:span><text:span text:style-name="T9">Methoden</text:span><text:span text:style-name="T7"> </text:span><text:span text:style-name="T21">bei den Arrays </text:span><text:span text:style-name="T22">und dem Binärbaum</text:span><text:span text:style-name="T21">) </text:span><text:span text:style-name="T14">der ADTs keinerlei Funktionalität aufweisen und lediglich zur Einhaltung der Schnittstellenvorgaben vorhanden sein müssen. Falls das den implementierenden Entwicklern sinnfrei erscheint, ist es möglich, dass die interne Repräsentation durch einen anderen ADT (bzw. Java int[]) erst beim Aufruf der </text:span><text:span text:style-name="T2">create</text:span><text:span text:style-name="T14">-Methode initialisiert wird. Dadurch wäre der ADT erst nach einmaligem Aufruf der </text:span><text:span text:style-name="T2">create</text:span><text:span text:style-name="T14">-Methode benutzbar.</text:span></text:p>
          <text:list>
            <text:list-item>
              <text:p text:style-name="P51"><text:span text:style-name="T14">Alternativ wäre es denkbar, die </text:span><text:span text:style-name="T2">create</text:span><text:span text:style-name="T14">-Methode des jeweiligen ADTs an ein Factory-Objekt zu binden.</text:span></text:p>
            </text:list-item>
          </text:list>
        </text:list-item>
        <text:list-item>
          <text:p text:style-name="P52">Es steht den implementierenden Entwicklern frei, die ADTs funktional zu implementieren. Dies hätte einige Konsequenzen für die folgenden Spezifikationen:</text:p>
          <text:list>
            <text:list-item>
              <text:p text:style-name="P52">Der Rückgabewert von allen Methoden, die den Rückgabewert „keiner (Mutator)“ haben würde sich auf den ADT des entsprechenden Typs ändern.</text:p>
            </text:list-item>
            <text:list-item>
              <text:p text:style-name="P52">Die zu implementierenden Tests würden nicht mehr prüfen, ob das ADT-Objekt gemäß den Erwartungen verändert wurde, sondern ob das neu erzeugte Objekt die erwarteten Eigenschaften aufweist.</text:p>
            </text:list-item>
          </text:list>
        </text:list-item>
        <text:list-item>
          <text:p text:style-name="P52">Im folgenden wird davon ausgegangen, dass die Implementation nicht-funktional vorgenommen wird.</text:p>
        </text:list-item>
      </text:list>
      <text:p text:style-name="P16"/>
      <text:p text:style-name="P16"/>
      <text:p text:style-name="P16"/>
      <text:p text:style-name="P16"/>
      <text:p text:style-name="P16"/>
      <text:p text:style-name="P16"/>
      <text:p text:style-name="P16"/>
      <text:p text:style-name="P33"><text:soft-page-break/>ADT Liste:</text:p>
      <text:p text:style-name="P8">Vor<text:span text:style-name="T34">gaben / Anmerkungen</text:span></text:p>
      <text:list xml:id="list7345613323058068178" text:style-name="L4">
        <text:list-item>
          <text:p text:style-name="P46">Funktional</text:p>
        </text:list-item>
      </text:list>
      <text:list xml:id="list879520328313059970" text:style-name="L5">
        <text:list-item>
          <text:p text:style-name="P47">Die Liste beginnt bei Position 1.</text:p>
        </text:list-item>
        <text:list-item>
          <text:p text:style-name="P47">Die Liste arbeitet nicht destruktiv, d.h. wird ein Element an einer vorhandenen Position eingefügt, wird das dort stehende Element um eine Position verschoben.</text:p>
        </text:list-item>
        <text:list-item>
          <text:p text:style-name="P47">Die Elemente sind vom Typ „ganze Zahl“. </text:p>
        </text:list-item>
        <text:list-item>
          <text:p text:style-name="P47">equal testet auf strukturelle Gleichheit </text:p>
        </text:list-item>
      </text:list>
      <text:p text:style-name="P34"/>
      <text:list xml:id="list5596298168893353311" text:style-name="L6">
        <text:list-item>
          <text:p text:style-name="P48">Technisch</text:p>
        </text:list-item>
      </text:list>
      <text:list xml:id="list6827232436109068727" text:style-name="L7">
        <text:list-item>
          <text:p text:style-name="P49">Die Liste ist intern mittels Java Array <text:s/>int[ ] zu realisieren. </text:p>
        </text:list-item>
      </text:list>
      <text:p text:style-name="P15"/>
      <text:p text:style-name="P5">Objektmengen</text:p>
      <text:list xml:id="list1591491909429391590" text:style-name="L8">
        <text:list-item>
          <text:p text:style-name="P86">pos := <text:span text:style-name="T37">D</text:span>ie Position <text:span text:style-name="T37">innerhalb der Liste </text:span>als natürliche Zahl größer oder gleich 1. <text:span text:style-name="T74">R</text:span>ealisiert als Java Integer.</text:p>
        </text:list-item>
        <text:list-item>
          <text:p text:style-name="P86">elem := <text:span text:style-name="T37">D</text:span>as Element innerhalb der Liste <text:span text:style-name="T75">als</text:span> ganze Zahl. <text:span text:style-name="T74">Realisiert als</text:span> Java Integer</text:p>
        </text:list-item>
        <text:list-item>
          <text:p text:style-name="P86">list := <text:span text:style-name="T37">E</text:span>ine Liste von dem hier spezifizierten Typ ADT Liste</text:p>
        </text:list-item>
      </text:list>
      <text:p text:style-name="P4"/>
      <text:p text:style-name="P5">Operationen</text:p>
      <text:list xml:id="list118564066775626524" text:style-name="L9">
        <text:list-item>
          <text:p text:style-name="P96">create: ∅Ø → list</text:p>
          <text:list>
            <text:list-item>
              <text:p text:style-name="P50">Signatur: <text:span text:style-name="T2">#create()</text:span></text:p>
            </text:list-item>
            <text:list-item>
              <text:p text:style-name="P55">Beschreibung:</text:p>
              <text:list>
                <text:list-item>
                  <text:p text:style-name="P55">Erzeugt eine leere Liste</text:p>
                </text:list-item>
              </text:list>
            </text:list-item>
            <text:list-item>
              <text:p text:style-name="P50">Rückgabewert:</text:p>
              <text:list>
                <text:list-item>
                  <text:p text:style-name="P50">keiner <text:span text:style-name="T55">(Mutator)</text:span></text:p>
                </text:list-item>
              </text:list>
            </text:list-item>
            <text:list-item>
              <text:p text:style-name="P97">Fehlerbehandlung</text:p>
              <text:list>
                <text:list-item>
                  <text:p text:style-name="P97">keine</text:p>
                </text:list-item>
              </text:list>
            </text:list-item>
          </text:list>
        </text:list-item>
        <text:list-item>
          <text:p text:style-name="P99"><text:soft-page-break/>isEmpty: list → bool</text:p>
          <text:list>
            <text:list-item>
              <text:p text:style-name="P50">Signatur: <text:span text:style-name="T2">#isEmpty()</text:span></text:p>
            </text:list-item>
            <text:list-item>
              <text:p text:style-name="P55">Beschreibung:</text:p>
              <text:list>
                <text:list-item>
                  <text:p text:style-name="P57">Prüft, ob die Liste leer ist</text:p>
                </text:list-item>
              </text:list>
            </text:list-item>
            <text:list-item>
              <text:p text:style-name="P50">Rückgabewert</text:p>
              <text:list>
                <text:list-item>
                  <text:p text:style-name="P106">true<text:span text:style-name="T14">, falls die Liste leer ist</text:span></text:p>
                </text:list-item>
                <text:list-item>
                  <text:p text:style-name="P106">false<text:span text:style-name="T14">, falls die Liste 1 oder mehr Elemente enthält</text:span></text:p>
                </text:list-item>
              </text:list>
            </text:list-item>
            <text:list-item>
              <text:p text:style-name="P58">Fehlerbehandlung:</text:p>
              <text:list>
                <text:list-item>
                  <text:p text:style-name="P58">keine</text:p>
                </text:list-item>
              </text:list>
            </text:list-item>
          </text:list>
          <text:p text:style-name="P113"/>
        </text:list-item>
        <text:list-item>
          <text:p text:style-name="P99">equal: list × list → bool</text:p>
          <text:list>
            <text:list-item>
              <text:p text:style-name="P55">Signatur: <text:span text:style-name="T2">#equal(list)</text:span></text:p>
            </text:list-item>
            <text:list-item>
              <text:p text:style-name="P55">Beschreibung:</text:p>
              <text:list>
                <text:list-item>
                  <text:p text:style-name="P57">Prüft, ob die Liste strukturell identisch zu einer anderen Liste ist</text:p>
                </text:list-item>
                <text:list-item>
                  <text:p text:style-name="P56">Strukturelle Identität ist gegeben genau dann, wenn für jede Position einer Liste gilt, dass die selbe Zahl gespeichert ist wie in der verglichenen Liste</text:p>
                </text:list-item>
                <text:list-item>
                  <text:p text:style-name="P56"><text:span text:style-name="T35">Beide Listen müssen die gleiche Längen haben</text:span> </text:p>
                </text:list-item>
              </text:list>
            </text:list-item>
            <text:list-item>
              <text:p text:style-name="P55">Rückgabewert</text:p>
              <text:list>
                <text:list-item>
                  <text:p text:style-name="P106">true<text:span text:style-name="T14">, falls beide Listen strukturell identisch sind</text:span></text:p>
                </text:list-item>
                <text:list-item>
                  <text:p text:style-name="P106">false<text:span text:style-name="T14">, </text:span><text:span text:style-name="T25">wenn für mindestens ein verglichenes Element gilt, dass es nicht identisch ist</text:span></text:p>
                </text:list-item>
              </text:list>
            </text:list-item>
            <text:list-item>
              <text:p text:style-name="P58">Fehlerbehandlung:</text:p>
              <text:list>
                <text:list-item>
                  <text:p text:style-name="P58">keine</text:p>
                </text:list-item>
              </text:list>
            </text:list-item>
          </text:list>
        </text:list-item>
      </text:list>
      <text:p text:style-name="P17"/>
      <text:p text:style-name="P17"/>
      <text:p text:style-name="P17"/>
      <text:p text:style-name="P17"/>
      <text:list xml:id="list195310388952104" text:continue-numbering="true" text:style-name="L9">
        <text:list-item>
          <text:p text:style-name="P99"><text:soft-page-break/>laenge: list → int</text:p>
          <text:list>
            <text:list-item>
              <text:p text:style-name="P114">Signatur: <text:span text:style-name="T2">#laenge()</text:span></text:p>
            </text:list-item>
            <text:list-item>
              <text:p text:style-name="P63">Beschreibung:</text:p>
              <text:list>
                <text:list-item>
                  <text:p text:style-name="P64">Liefert die Länge der Liste</text:p>
                </text:list-item>
              </text:list>
            </text:list-item>
            <text:list-item>
              <text:p text:style-name="P63">Rückgabewert</text:p>
              <text:list>
                <text:list-item>
                  <text:p text:style-name="P63">Ganze Zahl größer oder gleich 0 <text:span text:style-name="T75">als Java Integer</text:span></text:p>
                </text:list-item>
              </text:list>
            </text:list-item>
            <text:list-item>
              <text:p text:style-name="P58">Fehlerbehandlung:</text:p>
              <text:list>
                <text:list-item>
                  <text:p text:style-name="P58">keine</text:p>
                </text:list-item>
              </text:list>
            </text:list-item>
          </text:list>
          <text:p text:style-name="P116"/>
        </text:list-item>
        <text:list-item>
          <text:p text:style-name="P99">insert: list × pos × elem → list</text:p>
          <text:list>
            <text:list-item>
              <text:p text:style-name="P114">Signatur: <text:span text:style-name="T2">#insert(pos, elem)</text:span></text:p>
            </text:list-item>
            <text:list-item>
              <text:p text:style-name="P63">Beschreibung:</text:p>
              <text:list>
                <text:list-item>
                  <text:p text:style-name="P63">Fügt das Element an die spezifizierte Position</text:p>
                </text:list-item>
                <text:list-item>
                  <text:p text:style-name="P63">Ist die Position bereits belegt, wird das belegende Element und alle darauf folgenden Elemente um eine Position höher verschoben, <text:span text:style-name="T75">anschließend wird </text:span><text:span text:style-name="T11">elem</text:span><text:span text:style-name="T75"> an die Stelle gespeichert</text:span></text:p>
                </text:list-item>
              </text:list>
            </text:list-item>
            <text:list-item>
              <text:p text:style-name="P63">Rückgabewert</text:p>
              <text:list>
                <text:list-item>
                  <text:p text:style-name="P63">keiner <text:span text:style-name="T55">(Mutator)</text:span></text:p>
                </text:list-item>
              </text:list>
            </text:list-item>
            <text:list-item>
              <text:p text:style-name="P63">Fehlerbehandlung</text:p>
              <text:list>
                <text:list-item>
                  <text:p text:style-name="P114"><text:span text:style-name="T2">pos</text:span><text:span text:style-name="T14"> muss größer als 0 und kleiner als </text:span><text:span text:style-name="T2">laenge()</text:span><text:span text:style-name="T14"> sein, ist dies nicht gegeben, wird die Liste nicht verändert</text:span></text:p>
                </text:list-item>
              </text:list>
            </text:list-item>
          </text:list>
          <text:p text:style-name="P117"/>
        </text:list-item>
        <text:list-item>
          <text:p text:style-name="P99">delete: list × pos → list</text:p>
          <text:list>
            <text:list-item>
              <text:p text:style-name="P114">Signatur: <text:span text:style-name="T2">#delete(pos)</text:span></text:p>
            </text:list-item>
            <text:list-item>
              <text:p text:style-name="P63">Beschreibung:</text:p>
              <text:list>
                <text:list-item>
                  <text:p text:style-name="P114"><text:span text:style-name="T14">Löscht das Element an der Stelle </text:span><text:span text:style-name="T2">pos</text:span></text:p>
                </text:list-item>
                <text:list-item>
                  <text:p text:style-name="P65"><text:soft-page-break/>Alle Elemente, die an Positionen höher <text:span text:style-name="T2">pos </text:span>liegen werden um eine Position nach unten verschoben</text:p>
                </text:list-item>
              </text:list>
            </text:list-item>
            <text:list-item>
              <text:p text:style-name="P63">Rückgabewert:</text:p>
              <text:list>
                <text:list-item>
                  <text:p text:style-name="P63">keiner <text:span text:style-name="T55">(Mutator)</text:span></text:p>
                </text:list-item>
              </text:list>
            </text:list-item>
            <text:list-item>
              <text:p text:style-name="P63">Fehlerbehandlung:</text:p>
              <text:list>
                <text:list-item>
                  <text:p text:style-name="P114"><text:span text:style-name="T2">pos </text:span><text:span text:style-name="T14">muss größer als 0 und kleiner als </text:span><text:span text:style-name="T2">laenge()</text:span><text:span text:style-name="T14"> sein, ist dies nicht gegeben, wird die Liste nicht verändert</text:span></text:p>
                  <text:p text:style-name="P63"/>
                </text:list-item>
              </text:list>
            </text:list-item>
          </text:list>
        </text:list-item>
        <text:list-item>
          <text:p text:style-name="P99">find: list × elem → pos</text:p>
          <text:list>
            <text:list-item>
              <text:p text:style-name="P114">Signatur: <text:span text:style-name="T2">#find(elem)</text:span></text:p>
            </text:list-item>
            <text:list-item>
              <text:p text:style-name="P63">Beschreibung:</text:p>
              <text:list>
                <text:list-item>
                  <text:p text:style-name="P114"><text:span text:style-name="T14">Findet die erste Instanz von </text:span><text:span text:style-name="T2">elem</text:span><text:span text:style-name="T14"> in der Liste</text:span></text:p>
                </text:list-item>
              </text:list>
            </text:list-item>
            <text:list-item>
              <text:p text:style-name="P63">Rückgabewert</text:p>
              <text:list>
                <text:list-item>
                  <text:p text:style-name="P118"><text:span text:style-name="T16">Die Position der ersten Instanz von </text:span><text:span text:style-name="T3">elem</text:span><text:span text:style-name="T16"> in der Liste als </text:span><text:span text:style-name="T25">Java</text:span><text:span text:style-name="T16"> Integer</text:span></text:p>
                </text:list-item>
                <text:list-item>
                  <text:p text:style-name="P114"><text:span text:style-name="T14">0, falls </text:span><text:span text:style-name="T2">elem </text:span><text:span text:style-name="T14">in der Liste nicht gefunden werden konnte</text:span></text:p>
                </text:list-item>
              </text:list>
            </text:list-item>
            <text:list-item>
              <text:p text:style-name="P63">Fehlerbehandlung</text:p>
              <text:list>
                <text:list-item>
                  <text:p text:style-name="P63">keine</text:p>
                </text:list-item>
              </text:list>
            </text:list-item>
          </text:list>
          <text:p text:style-name="P119"/>
        </text:list-item>
        <text:list-item>
          <text:p text:style-name="P99">retrieve: list × pos → elem</text:p>
          <text:list>
            <text:list-item>
              <text:p text:style-name="P120">Signatur: <text:span text:style-name="T2">#retrieve(pos)</text:span></text:p>
            </text:list-item>
            <text:list-item>
              <text:p text:style-name="P66">Beschreibung:</text:p>
              <text:list>
                <text:list-item>
                  <text:p text:style-name="P120"><text:span text:style-name="T14">Liefert das Element an der Position </text:span><text:span text:style-name="T2">pos </text:span><text:span text:style-name="T14">zurück</text:span></text:p>
                </text:list-item>
                <text:list-item>
                  <text:p text:style-name="P66">Das Element wird aus der Liste entfernt</text:p>
                </text:list-item>
              </text:list>
            </text:list-item>
            <text:list-item>
              <text:p text:style-name="P66">Rückgabewert:</text:p>
              <text:list>
                <text:list-item>
                  <text:p text:style-name="P66">Das Element an der spezifizierten Position <text:span text:style-name="T75">als Java Integer</text:span></text:p>
                </text:list-item>
              </text:list>
            </text:list-item>
            <text:list-item>
              <text:p text:style-name="P66">Fehlerbehandlung:</text:p>
              <text:list>
                <text:list-item>
                  <text:p text:style-name="P115"><text:soft-page-break/><text:span text:style-name="T2">pos</text:span><text:span text:style-name="T14"> muss größer als 0 und kleiner als </text:span><text:span text:style-name="T2">laenge()</text:span><text:span text:style-name="T14"> sein, ist dies nicht gegeben, wird </text:span><text:span text:style-name="T4">null</text:span><text:span text:style-name="T26"> zurückgegeben</text:span></text:p>
                  <text:p text:style-name="P65"/>
                </text:list-item>
              </text:list>
            </text:list-item>
          </text:list>
        </text:list-item>
        <text:list-item>
          <text:p text:style-name="P99">concat: list × list → list</text:p>
          <text:list>
            <text:list-item>
              <text:p text:style-name="P121">Signatur: <text:span text:style-name="T2">#concat(list)</text:span></text:p>
            </text:list-item>
            <text:list-item>
              <text:p text:style-name="P121">Beschreibung:</text:p>
              <text:list>
                <text:list-item>
                  <text:p text:style-name="P122">Fügt die Elemente der Liste die als Argument übergeben wurde unter Erhaltung der Reihenfolge in die bestehende Liste ein</text:p>
                </text:list-item>
                <text:list-item>
                  <text:p text:style-name="P122">Wird die Liste mit einer leeren Liste konkateniert, wird die Liste nicht verändert</text:p>
                </text:list-item>
                <text:list-item>
                  <text:p text:style-name="P124">Wird eine leere Liste mit einer befüllten Liste konkateniert, werden alle Elemente aus der übergebenen Liste in die leere Liste geschrieben</text:p>
                </text:list-item>
              </text:list>
            </text:list-item>
            <text:list-item>
              <text:p text:style-name="P121"><text:span text:style-name="T15">R</text:span><text:span text:style-name="T14">ückgabewert:</text:span></text:p>
              <text:list>
                <text:list-item>
                  <text:p text:style-name="P53">keiner (Mutator)</text:p>
                </text:list-item>
              </text:list>
            </text:list-item>
            <text:list-item>
              <text:p text:style-name="P67">Fehlerbehandlung:</text:p>
              <text:list>
                <text:list-item>
                  <text:p text:style-name="P67">keine</text:p>
                </text:list-item>
              </text:list>
            </text:list-item>
          </text:list>
        </text:list-item>
      </text:list>
      <text:p text:style-name="P19"/>
      <text:p text:style-name="P23">JUnit-Tests</text:p>
      <text:list xml:id="list3062646967498551348" text:style-name="L10">
        <text:list-item>
          <text:p text:style-name="P134"><text:span text:style-name="T45">Dateiname: </text:span><text:span text:style-name="T51">adt_liste_test.jar</text:span></text:p>
        </text:list-item>
        <text:list-item>
          <text:p text:style-name="P59">Die Tests prüfen, ob die Schnittstellen erfüllt werden, dies impliziert insbesondere die spezifizierte Fehlerbehandlung</text:p>
        </text:list-item>
      </text:list>
      <text:p text:style-name="P17"/>
      <text:p text:style-name="P17"/>
      <text:p text:style-name="P17"/>
      <text:p text:style-name="P17"/>
      <text:p text:style-name="P17"/>
      <text:p text:style-name="P17"/>
      <text:p text:style-name="P17"/>
      <text:p text:style-name="P17"/>
      <text:p text:style-name="P8"><text:soft-page-break/>ADT Stack</text:p>
      <text:p text:style-name="P9">Vor<text:span text:style-name="T34">gaben / Anmerkungen</text:span></text:p>
      <text:list xml:id="list513038252044364436" text:style-name="L11">
        <text:list-item>
          <text:p text:style-name="P89">Technisch</text:p>
        </text:list-item>
      </text:list>
      <text:list xml:id="list3239854078761450297" text:style-name="L12">
        <text:list-item>
          <text:list>
            <text:list-item>
              <text:p text:style-name="P90">Die ADT Stack ist mittels ADT Array zu realisieren. </text:p>
            </text:list-item>
            <text:list-item>
              <text:p text:style-name="P90">equalS testet auf strukturelle Gleichheit</text:p>
            </text:list-item>
            <text:list-item>
              <text:p text:style-name="P90">Die Operation reverseS muss ohne Verschiebung von Elementen, d.h. nur über Indizes implementiert werden (konstanter Zeitaufwand O(1)!) </text:p>
              <text:p text:style-name="P90"/>
            </text:list-item>
          </text:list>
        </text:list-item>
      </text:list>
      <text:p text:style-name="P10">Objektmengen</text:p>
      <text:list xml:id="list4701287578980812437" text:style-name="L13">
        <text:list-item>
          <text:p text:style-name="P91">elem := Ein Element <text:span text:style-name="T75">(ganze Zahl)</text:span>, das auf den Stack gestapelt wird. <text:span text:style-name="T75">R</text:span>ealisiert <text:span text:style-name="T75">als</text:span> Java Integer</text:p>
        </text:list-item>
        <text:list-item>
          <text:p text:style-name="P91">stack := Ein Stack <text:span text:style-name="T67">(Stapel) </text:span>vom hier spezifizierten Typ ADT Stack</text:p>
        </text:list-item>
      </text:list>
      <text:p text:style-name="P35"/>
      <text:p text:style-name="P10">Operationen</text:p>
      <text:list xml:id="list2231785544644931405" text:style-name="L14">
        <text:list-item>
          <text:p text:style-name="P101">createS: <text:span text:style-name="T64">∅Ø</text:span> → stack</text:p>
          <text:list>
            <text:list-item>
              <text:p text:style-name="P98">Signatur: <text:span text:style-name="T2">#createS()</text:span></text:p>
            </text:list-item>
            <text:list-item>
              <text:p text:style-name="P60">Beschreibung:</text:p>
              <text:list>
                <text:list-item>
                  <text:p text:style-name="P60">Erzeugt einen leeren Stack vom Typ ADT Stack</text:p>
                </text:list-item>
              </text:list>
            </text:list-item>
            <text:list-item>
              <text:p text:style-name="P98">Rückgabewert:</text:p>
              <text:list>
                <text:list-item>
                  <text:p text:style-name="P125">keiner (Mutator)</text:p>
                </text:list-item>
              </text:list>
            </text:list-item>
            <text:list-item>
              <text:p text:style-name="P98">Fehlerbehandlung:</text:p>
              <text:list>
                <text:list-item>
                  <text:p text:style-name="P98">keine</text:p>
                </text:list-item>
              </text:list>
            </text:list-item>
          </text:list>
        </text:list-item>
      </text:list>
      <text:p text:style-name="P35"/>
      <text:list xml:id="list195311729300226" text:continue-numbering="true" text:style-name="L14">
        <text:list-item>
          <text:p text:style-name="P102">push: stack × elem → stack</text:p>
          <text:list>
            <text:list-item>
              <text:p text:style-name="P98">Signatur: <text:span text:style-name="T2">#push(elem)</text:span></text:p>
            </text:list-item>
            <text:list-item>
              <text:p text:style-name="P60">Beschreibung:</text:p>
              <text:list>
                <text:list-item>
                  <text:p text:style-name="P69">Legt das Element an die oberste Position im Stack</text:p>
                </text:list-item>
              </text:list>
            </text:list-item>
            <text:list-item>
              <text:p text:style-name="P69"><text:soft-page-break/>Rückgabewert</text:p>
              <text:list>
                <text:list-item>
                  <text:p text:style-name="P69">keiner (Mutator)</text:p>
                </text:list-item>
              </text:list>
            </text:list-item>
            <text:list-item>
              <text:p text:style-name="P69">Fehlerbehandlung:</text:p>
              <text:list>
                <text:list-item>
                  <text:p text:style-name="P69">keine</text:p>
                </text:list-item>
              </text:list>
            </text:list-item>
          </text:list>
          <text:p text:style-name="P126"/>
        </text:list-item>
        <text:list-item>
          <text:p text:style-name="P102">pop: stack → stack</text:p>
          <text:list>
            <text:list-item>
              <text:p text:style-name="P127">Signatur: <text:span text:style-name="T2">#pop()</text:span></text:p>
            </text:list-item>
            <text:list-item>
              <text:p text:style-name="P69">Beschreibung:</text:p>
              <text:list>
                <text:list-item>
                  <text:p text:style-name="P69">Entfernt das Element an der höchsten Position im Stack</text:p>
                </text:list-item>
              </text:list>
            </text:list-item>
            <text:list-item>
              <text:p text:style-name="P69">Rückgabewert:</text:p>
              <text:list>
                <text:list-item>
                  <text:p text:style-name="P72">keiner (Mutator)</text:p>
                </text:list-item>
              </text:list>
            </text:list-item>
            <text:list-item>
              <text:p text:style-name="P69">Fehlerbehandlung:</text:p>
              <text:list>
                <text:list-item>
                  <text:p text:style-name="P128"><text:span text:style-name="T14">Ist der Stack leer, wird </text:span><text:span text:style-name="T2">null </text:span><text:span text:style-name="T14">zurückgegeben</text:span></text:p>
                </text:list-item>
              </text:list>
            </text:list-item>
          </text:list>
          <text:p text:style-name="P126"/>
        </text:list-item>
        <text:list-item>
          <text:p text:style-name="P102">top: stack → elem</text:p>
          <text:list>
            <text:list-item>
              <text:p text:style-name="P127">Signatur: <text:span text:style-name="T2">#top()</text:span></text:p>
            </text:list-item>
            <text:list-item>
              <text:p text:style-name="P69">Beschreibung:</text:p>
              <text:list>
                <text:list-item>
                  <text:p text:style-name="P69">Liefert das Element an der höchsten Position im Stack, ohne es jedoch zu <text:span text:style-name="T76">entfernen</text:span></text:p>
                </text:list-item>
              </text:list>
            </text:list-item>
            <text:list-item>
              <text:p text:style-name="P69">Rückgabewert:</text:p>
              <text:list>
                <text:list-item>
                  <text:p text:style-name="P69">Das Element an der höchsten Position im Stack, sofern Elemente auf dem Stack sind</text:p>
                </text:list-item>
              </text:list>
            </text:list-item>
            <text:list-item>
              <text:p text:style-name="P69">Fehlerbehandlung:</text:p>
              <text:list>
                <text:list-item>
                  <text:p text:style-name="P128"><text:span text:style-name="T14">Ist der Stack leer, wird </text:span><text:span text:style-name="T2">null </text:span><text:span text:style-name="T14">zurückgegeben</text:span></text:p>
                </text:list-item>
              </text:list>
            </text:list-item>
          </text:list>
        </text:list-item>
      </text:list>
      <text:p text:style-name="P70"/>
      <text:p text:style-name="P70"/>
      <text:p text:style-name="P70"/>
      <text:p text:style-name="P70"/>
      <text:list xml:id="list195311456754182" text:continue-numbering="true" text:style-name="L14">
        <text:list-item>
          <text:p text:style-name="P102"><text:soft-page-break/>isEmptyS: stack → bool</text:p>
          <text:list>
            <text:list-item>
              <text:p text:style-name="P127">Signatur: <text:span text:style-name="T2">#isEmptyS()</text:span></text:p>
            </text:list-item>
            <text:list-item>
              <text:p text:style-name="P69">Beschreibung:</text:p>
              <text:list>
                <text:list-item>
                  <text:p text:style-name="P69">Prüft, ob der Stack leer ist</text:p>
                </text:list-item>
              </text:list>
            </text:list-item>
            <text:list-item>
              <text:p text:style-name="P69">Rückgabewert:</text:p>
              <text:list>
                <text:list-item>
                  <text:p text:style-name="P107">true<text:span text:style-name="T14">, falls der Stack leer ist</text:span></text:p>
                </text:list-item>
                <text:list-item>
                  <text:p text:style-name="P127"><text:span text:style-name="T2">false</text:span><text:span text:style-name="T14">, falls Elemente auf dem Stack abgelegt sind</text:span></text:p>
                </text:list-item>
              </text:list>
            </text:list-item>
            <text:list-item>
              <text:p text:style-name="P127"><text:span text:style-name="T17">F</text:span><text:span text:style-name="T14">ehlerbehandlung:</text:span></text:p>
              <text:list>
                <text:list-item>
                  <text:p text:style-name="P69">keine</text:p>
                </text:list-item>
              </text:list>
            </text:list-item>
          </text:list>
          <text:p text:style-name="P73"/>
        </text:list-item>
        <text:list-item>
          <text:p text:style-name="P102">equalS: stack × stack → bool</text:p>
          <text:list>
            <text:list-item>
              <text:p text:style-name="P127">Signatur: <text:span text:style-name="T2">#equalS(stack)</text:span></text:p>
            </text:list-item>
            <text:list-item>
              <text:p text:style-name="P69">Beschreibung:</text:p>
              <text:list>
                <text:list-item>
                  <text:p text:style-name="P69">Prüft, ob zwei Stack strukturell identisch sind</text:p>
                </text:list-item>
                <text:list-item>
                  <text:p text:style-name="P69">Strukturelle Identität ist gegeben genau dann, wenn <text:span text:style-name="T56">die Anzahl und Reihenfolge der Elemente auf beiden Stacks identisch ist</text:span></text:p>
                </text:list-item>
                <text:list-item>
                  <text:p text:style-name="P74">Es bietet sich an, <text:span text:style-name="T2">equalS(stack) </text:span>mittels dem Vergleich der Rückgabewerte von wiederholten <text:span text:style-name="T2">pop()</text:span> <text:span text:style-name="T78">und </text:span><text:span text:style-name="T12">top()</text:span><text:span text:style-name="T78"> </text:span>Aufrufen über beiden Stacks zu realisieren. Hierzu müssten ggf. Kopien der beiden Stacks erstellt werden, damit nach dem Vergleich weiter mit den Daten gearbeitet werden kann</text:p>
                </text:list-item>
                <text:list-item>
                  <text:p text:style-name="P74">Wird ein leerer Stack mit einem anderen leeren Stack verglichen, so ist strukturelle Identität gegeben</text:p>
                </text:list-item>
              </text:list>
            </text:list-item>
            <text:list-item>
              <text:p text:style-name="P74">Rückgabewert:</text:p>
              <text:list>
                <text:list-item>
                  <text:p text:style-name="P108">true<text:span text:style-name="T14">, falls alle Elemente beider Stacks identisch sind</text:span></text:p>
                </text:list-item>
                <text:list-item>
                  <text:p text:style-name="P108">false<text:span text:style-name="T14">, wenn für mindestens ein </text:span><text:span text:style-name="T27">verglichenes </text:span><text:span text:style-name="T14">Element gilt, dass es nicht identisch ist mit dem Element aus dem anderen Stack</text:span></text:p>
                </text:list-item>
              </text:list>
            </text:list-item>
            <text:list-item>
              <text:p text:style-name="P74">Fehlerbehandlung:</text:p>
              <text:list>
                <text:list-item>
                  <text:p text:style-name="P74">keine</text:p>
                </text:list-item>
              </text:list>
            </text:list-item>
          </text:list>
        </text:list-item>
        <text:list-item>
          <text:p text:style-name="P102"><text:soft-page-break/>reverseS: stack → stack</text:p>
          <text:list>
            <text:list-item>
              <text:p text:style-name="P123">Signatur: <text:span text:style-name="T2">#reverseS()</text:span></text:p>
            </text:list-item>
            <text:list-item>
              <text:p text:style-name="P74">Beschreibung:</text:p>
              <text:list>
                <text:list-item>
                  <text:p text:style-name="P54">Kehrt die Reihenfolge der Elemente im Stack um</text:p>
                </text:list-item>
                <text:list-item>
                  <text:p text:style-name="P54">Gemäß den Anforderungen dürfen die Elemente nicht in vertauschter Reihenfolge kopiert werden, es ist folglich nötig, die Position und Laufrichtung des Zeigers auf das höchste Element zu manipulieren.</text:p>
                </text:list-item>
                <text:list-item>
                  <text:p text:style-name="P109">reverseS()<text:span text:style-name="T14"> hat keinen Effekt bei einem leeren Stack</text:span></text:p>
                </text:list-item>
                <text:list-item>
                  <text:p text:style-name="P109">reverseS() <text:span text:style-name="T14">hat keinen Effekt bei einem Stack mit nur einem Element</text:span></text:p>
                </text:list-item>
              </text:list>
            </text:list-item>
            <text:list-item>
              <text:p text:style-name="P54">Rückgabewert:</text:p>
              <text:list>
                <text:list-item>
                  <text:p text:style-name="P54">keiner (Mutator)</text:p>
                </text:list-item>
              </text:list>
            </text:list-item>
            <text:list-item>
              <text:p text:style-name="P54">Fehlerbehandlung</text:p>
              <text:list>
                <text:list-item>
                  <text:p text:style-name="P54">keine</text:p>
                </text:list-item>
              </text:list>
            </text:list-item>
          </text:list>
        </text:list-item>
      </text:list>
      <text:p text:style-name="P36"/>
      <text:p text:style-name="P24">JUnit-Tests</text:p>
      <text:list xml:id="list4312062517872374857" text:style-name="L15">
        <text:list-item>
          <text:p text:style-name="P135"><text:span text:style-name="T45">Dateiname: </text:span><text:span text:style-name="T51">adt_</text:span><text:span text:style-name="T52">stack</text:span><text:span text:style-name="T51">_test.jar</text:span></text:p>
        </text:list-item>
        <text:list-item>
          <text:p text:style-name="P61">Die Tests prüfen, ob die Schnittstellen erfüllt werden, dies impliziert insbesondere die spezifizierte Fehlerbehandlung</text:p>
        </text:list-item>
      </text:list>
      <text:p text:style-name="P36"/>
      <text:p text:style-name="P36"/>
      <text:p text:style-name="P36"/>
      <text:p text:style-name="P36"/>
      <text:p text:style-name="P36"/>
      <text:p text:style-name="P36"/>
      <text:p text:style-name="P36"/>
      <text:p text:style-name="P36"/>
      <text:p text:style-name="P36"/>
      <text:p text:style-name="P11"><text:soft-page-break/>ADT <text:span text:style-name="T58">Queue</text:span></text:p>
      <text:p text:style-name="P12">Vorgaben / Bemerkungen</text:p>
      <text:list xml:id="list8966191070268493492" text:style-name="L16">
        <text:list-item>
          <text:p text:style-name="P93">Technisch</text:p>
        </text:list-item>
      </text:list>
      <text:list xml:id="list1268634752705693460" text:style-name="L17">
        <text:list-item>
          <text:p text:style-name="P94">Die ADT Queue ist mittels ADT Stack, wie in der Vorlesung vorgestellt, zu realisieren. Es sind z.B. zwei explizite Stacks zu verwenden und das „umstapeln“ ist ur bei Zugriff auf einen leeren „out-Stack“ durchzuführen.</text:p>
        </text:list-item>
        <text:list-item>
          <text:p text:style-name="P95">equalQ testet auf strukturelle Gleichheit.</text:p>
        </text:list-item>
        <text:list-item>
          <text:p text:style-name="P95">Beim Umstapeln darf kein Element bewegt werden. Die Operation ist mittels der reverseS Operation der ADT Stack zu implementieren (konstanter Zeitaufwand O(1)!).</text:p>
        </text:list-item>
      </text:list>
      <text:p text:style-name="P36"/>
      <text:p text:style-name="P13">Objektmengen</text:p>
      <text:list xml:id="list2931663237996541689" text:style-name="L18">
        <text:list-item>
          <text:p text:style-name="P92">elem := Ein Element <text:span text:style-name="T76">(ganze Zahl)</text:span>, das auf den Stack gestapelt wird. <text:span text:style-name="T76">R</text:span>ealisiert <text:span text:style-name="T76">als</text:span> Java Integer</text:p>
        </text:list-item>
        <text:list-item>
          <text:p text:style-name="P92"><text:span text:style-name="T59">queue</text:span> := Ein <text:span text:style-name="T59">Queue (Schlange)</text:span> vom hier spezifizierten Typ ADT <text:span text:style-name="T59">Queue</text:span></text:p>
        </text:list-item>
      </text:list>
      <text:p text:style-name="P36"/>
      <text:p text:style-name="P14">Operationen</text:p>
      <text:list xml:id="list2791727470239489539" text:style-name="L19">
        <text:list-item>
          <text:p text:style-name="P103"><text:span text:style-name="T63">createQ: </text:span><text:span text:style-name="T65">∅Ø</text:span><text:span text:style-name="T63">∅∅ → queue</text:span></text:p>
          <text:list>
            <text:list-item>
              <text:p text:style-name="P129">Signatur: <text:span text:style-name="T6">#createQ()</text:span></text:p>
            </text:list-item>
            <text:list-item>
              <text:p text:style-name="P68">Beschreibung:</text:p>
              <text:list>
                <text:list-item>
                  <text:p text:style-name="P68">Erzeugt einen leeren <text:span text:style-name="T76">ADT </text:span>Queue</text:p>
                </text:list-item>
              </text:list>
            </text:list-item>
            <text:list-item>
              <text:p text:style-name="P68">Rückgabewert:</text:p>
              <text:list>
                <text:list-item>
                  <text:p text:style-name="P68">keiner</text:p>
                </text:list-item>
              </text:list>
            </text:list-item>
            <text:list-item>
              <text:p text:style-name="P68">Fehlerbehandlung</text:p>
              <text:list>
                <text:list-item>
                  <text:p text:style-name="P68">keiner</text:p>
                </text:list-item>
              </text:list>
            </text:list-item>
          </text:list>
        </text:list-item>
      </text:list>
      <text:p text:style-name="P20"/>
      <text:p text:style-name="P20"/>
      <text:p text:style-name="P20"/>
      <text:p text:style-name="P20"/>
      <text:list xml:id="list195310931237465" text:continue-numbering="true" text:style-name="L19">
        <text:list-item>
          <text:p text:style-name="P104"><text:soft-page-break/>enqueue: queue × elem → queue</text:p>
          <text:list>
            <text:list-item>
              <text:p text:style-name="P130">Signatur: <text:span text:style-name="T2">#enqueue(elem)</text:span></text:p>
            </text:list-item>
            <text:list-item>
              <text:p text:style-name="P68">Beschreibung:</text:p>
              <text:list>
                <text:list-item>
                  <text:p text:style-name="P68">Fügt das Element hinten in den Queue ein</text:p>
                </text:list-item>
              </text:list>
            </text:list-item>
            <text:list-item>
              <text:p text:style-name="P68">Rückgabewert:</text:p>
              <text:list>
                <text:list-item>
                  <text:p text:style-name="P68">keiner (Mutator)</text:p>
                </text:list-item>
              </text:list>
            </text:list-item>
            <text:list-item>
              <text:p text:style-name="P68">Fehlerbehandlung:</text:p>
              <text:list>
                <text:list-item>
                  <text:p text:style-name="P68">keine</text:p>
                </text:list-item>
              </text:list>
            </text:list-item>
          </text:list>
        </text:list-item>
      </text:list>
      <text:p text:style-name="P20"/>
      <text:list xml:id="list195311298330275" text:continue-numbering="true" text:style-name="L19">
        <text:list-item>
          <text:p text:style-name="P104">dequeue: queue → queue (Mutator)</text:p>
          <text:list>
            <text:list-item>
              <text:p text:style-name="P130">Signatur: <text:span text:style-name="T2">#dequeue()</text:span></text:p>
            </text:list-item>
            <text:list-item>
              <text:p text:style-name="P68">Beschreibung:</text:p>
              <text:list>
                <text:list-item>
                  <text:p text:style-name="P68">Löscht das vorderste Element aus dem Queue</text:p>
                </text:list-item>
              </text:list>
            </text:list-item>
            <text:list-item>
              <text:p text:style-name="P68">Rückgabewert:</text:p>
              <text:list>
                <text:list-item>
                  <text:p text:style-name="P68">keiner (Mutator)</text:p>
                </text:list-item>
              </text:list>
            </text:list-item>
            <text:list-item>
              <text:p text:style-name="P68">Fehlerbehandlung:</text:p>
              <text:list>
                <text:list-item>
                  <text:p text:style-name="P130"><text:span text:style-name="T14">Ist der Queue beim Aufruf von </text:span><text:span text:style-name="T2">dequeue()</text:span><text:span text:style-name="T14"> leer, wird </text:span><text:span text:style-name="T2">null</text:span><text:span text:style-name="T14"> zurückgegeben</text:span></text:p>
                  <text:p text:style-name="P68"/>
                </text:list-item>
              </text:list>
            </text:list-item>
          </text:list>
        </text:list-item>
        <text:list-item>
          <text:p text:style-name="P104">front: queue → elem</text:p>
          <text:list>
            <text:list-item>
              <text:p text:style-name="P130">Signatur: <text:span text:style-name="T2">#front()</text:span></text:p>
            </text:list-item>
            <text:list-item>
              <text:p text:style-name="P68">Beschreibung:</text:p>
              <text:list>
                <text:list-item>
                  <text:p text:style-name="P68">Liefert das vorderste Element aus dem Queue zurück</text:p>
                </text:list-item>
                <text:list-item>
                  <text:p text:style-name="P131"><text:span text:style-name="T14">Das Element wird nicht aus dem Queue entfernt (analog zu </text:span><text:span text:style-name="T2">top()</text:span><text:span text:style-name="T14"> beim ADT Stack)</text:span></text:p>
                </text:list-item>
              </text:list>
            </text:list-item>
            <text:list-item>
              <text:p text:style-name="P75">Rückgabewert:</text:p>
              <text:list>
                <text:list-item>
                  <text:p text:style-name="P75">Das vorderste Element aus dem Queue als Java Integer</text:p>
                </text:list-item>
              </text:list>
            </text:list-item>
          </text:list>
        </text:list-item>
      </text:list>
      <text:p text:style-name="P21"/>
      <text:list xml:id="list195310632044831" text:continue-numbering="true" text:style-name="L19">
        <text:list-item>
          <text:list>
            <text:list-item>
              <text:p text:style-name="P75"><text:soft-page-break/>Fehlerbehandlung:</text:p>
              <text:list>
                <text:list-item>
                  <text:p text:style-name="P131"><text:span text:style-name="T14">Ist der Queue leer, wird </text:span><text:span text:style-name="T2">null</text:span><text:span text:style-name="T14"> zurückgegeben</text:span></text:p>
                  <text:p text:style-name="P75"/>
                </text:list-item>
              </text:list>
            </text:list-item>
          </text:list>
        </text:list-item>
        <text:list-item>
          <text:p text:style-name="P104">isEmptyQ: queue → bool</text:p>
          <text:list>
            <text:list-item>
              <text:p text:style-name="P131">Signatur: <text:span text:style-name="T2">isEmptyQ()</text:span></text:p>
            </text:list-item>
            <text:list-item>
              <text:p text:style-name="P75">Beschreibung:</text:p>
              <text:list>
                <text:list-item>
                  <text:p text:style-name="P75">Prüft, ob der Queue leer ist</text:p>
                </text:list-item>
              </text:list>
            </text:list-item>
            <text:list-item>
              <text:p text:style-name="P75">Rückgabewert:</text:p>
              <text:list>
                <text:list-item>
                  <text:p text:style-name="P110">true<text:span text:style-name="T14">, falls der Queue </text:span><text:span text:style-name="T27">leer ist</text:span></text:p>
                </text:list-item>
                <text:list-item>
                  <text:p text:style-name="P110">false<text:span text:style-name="T14">, falls der Queue mindestens ein Element enthält</text:span></text:p>
                  <text:p text:style-name="P75"/>
                </text:list-item>
              </text:list>
            </text:list-item>
          </text:list>
        </text:list-item>
        <text:list-item>
          <text:p text:style-name="P104">equalQ: queue × queue → bool</text:p>
          <text:list>
            <text:list-item>
              <text:p text:style-name="P131">Signatur: <text:span text:style-name="T2">#equalQ(queue)</text:span></text:p>
            </text:list-item>
            <text:list-item>
              <text:p text:style-name="P75">Beschreibung:</text:p>
              <text:list>
                <text:list-item>
                  <text:p text:style-name="P75">Prüft, ob der übergebene Queue strukturell identisch mit dem Queue ist, an welchem die Methode gerufen wird</text:p>
                </text:list-item>
                <text:list-item>
                  <text:p text:style-name="P75">Strukturelle Identität ist gegeben genau dann, wenn für jede Position aus beiden Queues gilt, dass die Elemente identisch sind.</text:p>
                </text:list-item>
                <text:list-item>
                  <text:p text:style-name="P75">Es bietet sich an eine funktional ähnliche Implementation wie bei ADT Stack vorgeschlagen durchzuführen</text:p>
                </text:list-item>
                <text:list-item>
                  <text:p text:style-name="P75">Leere Queues sind zueinander strukturell identisch</text:p>
                </text:list-item>
              </text:list>
            </text:list-item>
            <text:list-item>
              <text:p text:style-name="P75">Rückgabewert:</text:p>
              <text:list>
                <text:list-item>
                  <text:p text:style-name="P110">true,<text:span text:style-name="T14"> falls beide Queues strukturell identisch sind</text:span></text:p>
                </text:list-item>
                <text:list-item>
                  <text:p text:style-name="P110">false, <text:span text:style-name="T14">falls </text:span><text:span text:style-name="T27">für mindestens ein verglichenes Element gilt, dass es nicht identisch ist zu dem Element aus dem anderen Queue</text:span></text:p>
                </text:list-item>
              </text:list>
            </text:list-item>
            <text:list-item>
              <text:p text:style-name="P75">Fehlerbehandlung:</text:p>
              <text:list>
                <text:list-item>
                  <text:p text:style-name="P75">keine</text:p>
                </text:list-item>
              </text:list>
            </text:list-item>
          </text:list>
        </text:list-item>
      </text:list>
      <text:p text:style-name="P24"><text:soft-page-break/>JUnit-Tests</text:p>
      <text:list xml:id="list7851357467617768064" text:style-name="L20">
        <text:list-item>
          <text:p text:style-name="P136"><text:span text:style-name="T45">Dateiname: </text:span><text:span text:style-name="T51">adt_</text:span><text:span text:style-name="T52">queue</text:span><text:span text:style-name="T51">_test.jar</text:span></text:p>
        </text:list-item>
        <text:list-item>
          <text:p text:style-name="P62">Die Tests prüfen, ob die Schnittstellen erfüllt werden, dies impliziert insbesondere die spezifizierte Fehlerbehandlung</text:p>
        </text:list-item>
      </text:list>
      <text:p text:style-name="P18"/>
      <text:p text:style-name="P18"/>
      <text:p text:style-name="P22">ADT Array</text:p>
      <text:p text:style-name="P22">Vorgaben / Bemerkungen</text:p>
      <text:list xml:id="list4659679619440322063" text:style-name="L21">
        <text:list-item>
          <text:p text:style-name="P77">Funktional</text:p>
        </text:list-item>
      </text:list>
      <text:list xml:id="list7847085342567521575" text:style-name="L22">
        <text:list-item>
          <text:p text:style-name="P78">Das Array beginnt bei Position 0.</text:p>
        </text:list-item>
        <text:list-item>
          <text:p text:style-name="P78">Das Array arbeitet destruktiv, d.h. wird ein Element an einer vorhandenen Position eingefügt, wird das dort stehende Element überschrieben.</text:p>
        </text:list-item>
        <text:list-item>
          <text:p text:style-name="P78">Die Länge des Arrays wird bestimmt durch die bis zur aktuellen Abfrage größten vorhandenen und explizit beschriebenen Position im array.</text:p>
        </text:list-item>
        <text:list-item>
          <text:p text:style-name="P78">Das Array ist mit 0 initialisiert, d.h. greift man auf eine bisher noch nicht beschriebene Position im Array zu erhält man 0 als Wert.</text:p>
        </text:list-item>
        <text:list-item>
          <text:p text:style-name="P78">Das Array hat keine Größenbeschränkung, d.h. bei der Initialisierung wird keine Größe vorgegeben.</text:p>
        </text:list-item>
      </text:list>
      <text:list xml:id="list7233703589045662284" text:style-name="L23">
        <text:list-item>
          <text:p text:style-name="P79">Technisch</text:p>
        </text:list-item>
      </text:list>
      <text:list xml:id="list7108832533406156212" text:style-name="L24">
        <text:list-item>
          <text:p text:style-name="P80">Die ADT Array ist mittels ADT Liste zu realisieren.</text:p>
        </text:list-item>
        <text:list-item>
          <text:p text:style-name="P80">equalA testet auf strukturelle Gleichheit</text:p>
        </text:list-item>
      </text:list>
      <text:p text:style-name="P29"/>
      <text:p text:style-name="P6">Objektmengen</text:p>
      <text:list xml:id="list195310852822542" text:continue-list="list1591491909429391590" text:style-name="L8">
        <text:list-item>
          <text:p text:style-name="P87">pos := <text:span text:style-name="T37">D</text:span>ie Position <text:span text:style-name="T37">innerhalb des Arrays </text:span>als natürliche Zahl größer oder gleich 1. <text:span text:style-name="T76">R</text:span>ealisiert als Java Integer</text:p>
        </text:list-item>
        <text:list-item>
          <text:p text:style-name="P87">elem := <text:span text:style-name="T37">D</text:span>as Element <text:span text:style-name="T76">(ganze Zahl) </text:span>innerhalb de<text:span text:style-name="T68">s</text:span> <text:span text:style-name="T68">Arrays. R</text:span>ealisiert <text:span text:style-name="T76">als</text:span> Java Integer</text:p>
        </text:list-item>
        <text:list-item>
          <text:p text:style-name="P87"><text:span text:style-name="T19">array</text:span><text:span text:style-name="T14"> := </text:span><text:span text:style-name="T20">E</text:span><text:span text:style-name="T14">in </text:span><text:span text:style-name="T19">Array</text:span><text:span text:style-name="T14"> von dem hier spezifizierten Typ ADT </text:span><text:span text:style-name="T19">Array</text:span></text:p>
        </text:list-item>
      </text:list>
      <text:p text:style-name="P29"/>
      <text:p text:style-name="P29"/>
      <text:p text:style-name="P22"><text:soft-page-break/>Operationen</text:p>
      <text:list xml:id="list8355800359847462923" text:style-name="L25">
        <text:list-item>
          <text:p text:style-name="P105"><text:span text:style-name="T19">initA: ∅</text:span><text:span text:style-name="T66">Ø</text:span><text:span text:style-name="T28">∅∅ </text:span><text:span text:style-name="T19">→ array</text:span></text:p>
          <text:list>
            <text:list-item>
              <text:p text:style-name="P132"><text:span text:style-name="T30">S</text:span><text:span text:style-name="T29">ignatur: </text:span><text:span text:style-name="T13">#initA()</text:span></text:p>
            </text:list-item>
            <text:list-item>
              <text:p text:style-name="P132"><text:span text:style-name="T30">B</text:span><text:span text:style-name="T29">eschreibung:</text:span></text:p>
              <text:list>
                <text:list-item>
                  <text:p text:style-name="P81">Erzeugt ein leeres ADT Array</text:p>
                </text:list-item>
              </text:list>
            </text:list-item>
            <text:list-item>
              <text:p text:style-name="P81">Rückgabewert</text:p>
              <text:list>
                <text:list-item>
                  <text:p text:style-name="P81">keiner</text:p>
                </text:list-item>
              </text:list>
            </text:list-item>
            <text:list-item>
              <text:p text:style-name="P81">Fehlerbehandlung:</text:p>
              <text:list>
                <text:list-item>
                  <text:p text:style-name="P81">keine</text:p>
                  <text:p text:style-name="P81"/>
                </text:list-item>
              </text:list>
            </text:list-item>
          </text:list>
        </text:list-item>
        <text:list-item>
          <text:p text:style-name="P85">setA: array × pos × elem → array</text:p>
          <text:list>
            <text:list-item>
              <text:p text:style-name="P132"><text:span text:style-name="T30">S</text:span><text:span text:style-name="T29">ignatur: </text:span><text:span text:style-name="T13">#setA(pos, elem)</text:span></text:p>
            </text:list-item>
            <text:list-item>
              <text:p text:style-name="P81">Beschreibung:</text:p>
              <text:list>
                <text:list-item>
                  <text:p text:style-name="P81">Speichert an der spezifizierten Position ein neues Element</text:p>
                </text:list-item>
                <text:list-item>
                  <text:p text:style-name="P81">Falls sich an der Position bereits ein Element befindet, wird dieses durch das neue Element ersetzt</text:p>
                </text:list-item>
              </text:list>
            </text:list-item>
            <text:list-item>
              <text:p text:style-name="P81">Rückgabewert:</text:p>
              <text:list>
                <text:list-item>
                  <text:p text:style-name="P81">keiner (Mutator)</text:p>
                </text:list-item>
              </text:list>
            </text:list-item>
            <text:list-item>
              <text:p text:style-name="P81">Fehlerbehandlung</text:p>
              <text:list>
                <text:list-item>
                  <text:p text:style-name="P111"><text:span text:style-name="T60">pos</text:span><text:span text:style-name="T29"> darf nicht negativ und nicht größer als </text:span><text:span text:style-name="T60">lengthA()</text:span><text:span text:style-name="T29"> sein, ist dies nicht gegeben, wird das Array nicht verändert</text:span></text:p>
                  <text:p text:style-name="P81"/>
                </text:list-item>
              </text:list>
            </text:list-item>
          </text:list>
        </text:list-item>
        <text:list-item>
          <text:p text:style-name="P85">getA: array × pos → elem</text:p>
          <text:list>
            <text:list-item>
              <text:p text:style-name="P132"><text:span text:style-name="T30">S</text:span><text:span text:style-name="T29">ignatur: </text:span><text:span text:style-name="T13">#getA(pos)</text:span></text:p>
            </text:list-item>
            <text:list-item>
              <text:p text:style-name="P81">Beschreibung:</text:p>
              <text:list>
                <text:list-item>
                  <text:p text:style-name="P132"><text:span text:style-name="T29">Liefert das Element an der Position </text:span><text:span text:style-name="T13">pos</text:span><text:span text:style-name="T29"> zurück</text:span></text:p>
                  <text:p text:style-name="P81"/>
                </text:list-item>
              </text:list>
            </text:list-item>
            <text:list-item>
              <text:p text:style-name="P81"><text:soft-page-break/>Rückgabewert:</text:p>
              <text:list>
                <text:list-item>
                  <text:p text:style-name="P81">Das Element an der spezifizierten Stelle als Java Integer</text:p>
                </text:list-item>
              </text:list>
            </text:list-item>
            <text:list-item>
              <text:p text:style-name="P81">Fehlerbehandlung:</text:p>
              <text:list>
                <text:list-item>
                  <text:p text:style-name="P111"><text:span text:style-name="T29">pos darf nicht negativ und nicht größer als lengthA() sein, ist dies nicht gegeben, wird </text:span><text:span text:style-name="T60">null </text:span><text:span text:style-name="T29">zurückgegeben</text:span></text:p>
                  <text:p text:style-name="P81"/>
                </text:list-item>
              </text:list>
            </text:list-item>
          </text:list>
        </text:list-item>
        <text:list-item>
          <text:p text:style-name="P85">lengthA: array → pos</text:p>
          <text:list>
            <text:list-item>
              <text:p text:style-name="P132"><text:span text:style-name="T30">S</text:span><text:span text:style-name="T29">ignarur: </text:span><text:span text:style-name="T13">#lengthA()</text:span></text:p>
            </text:list-item>
            <text:list-item>
              <text:p text:style-name="P81">Beschreibung:</text:p>
              <text:list>
                <text:list-item>
                  <text:p text:style-name="P81">Liefert die Länge des ADT Arrays</text:p>
                </text:list-item>
              </text:list>
            </text:list-item>
            <text:list-item>
              <text:p text:style-name="P81">Rückgabewert:</text:p>
              <text:list>
                <text:list-item>
                  <text:p text:style-name="P81">Die Länge des Arrays als Java Integer</text:p>
                </text:list-item>
              </text:list>
            </text:list-item>
            <text:list-item>
              <text:p text:style-name="P81">Fehlerbehandlung:</text:p>
              <text:list>
                <text:list-item>
                  <text:p text:style-name="P81">keine</text:p>
                </text:list-item>
              </text:list>
            </text:list-item>
          </text:list>
        </text:list-item>
      </text:list>
      <text:p text:style-name="P31"/>
      <text:list xml:id="list195312260896282" text:continue-numbering="true" text:style-name="L25">
        <text:list-item>
          <text:p text:style-name="P85">equalA: array × array → bool</text:p>
          <text:list>
            <text:list-item>
              <text:p text:style-name="P132"><text:span text:style-name="T30">S</text:span><text:span text:style-name="T29">ignatur: </text:span><text:span text:style-name="T13">#equalA(array)</text:span></text:p>
            </text:list-item>
            <text:list-item>
              <text:p text:style-name="P81">Beschreibung:</text:p>
              <text:list>
                <text:list-item>
                  <text:p text:style-name="P81">Prüft, ob das übergebene Array strukturell identisch ist mit dem Array, auf dem die Methode gerufen wurde</text:p>
                </text:list-item>
                <text:list-item>
                  <text:p text:style-name="P71"><text:span text:style-name="T60">Strukturelle Identität ist gegeben genau dann, wenn </text:span><text:span text:style-name="T61">die Anzahl und Reihenfolge der Elemente </text:span><text:span text:style-name="T62">in beiden Arrays</text:span><text:span text:style-name="T61"> identisch ist</text:span></text:p>
                </text:list-item>
                <text:list-item>
                  <text:p text:style-name="P76"><text:span text:style-name="T61">L</text:span><text:span text:style-name="T60">eere Arrays sind zueinander strukturell identisch</text:span></text:p>
                </text:list-item>
              </text:list>
            </text:list-item>
            <text:list-item>
              <text:p text:style-name="P76"><text:span text:style-name="T61">R</text:span><text:span text:style-name="T60">ückgabewert:</text:span></text:p>
              <text:list>
                <text:list-item>
                  <text:p text:style-name="P112"><text:span text:style-name="T60">true,</text:span><text:span text:style-name="T29"> falls strukturelle Identität zwischen beiden Arrays besteht</text:span></text:p>
                </text:list-item>
                <text:list-item>
                  <text:p text:style-name="P112"><text:span text:style-name="T60">false,</text:span><text:span text:style-name="T29"> wenn für mindestens ein Element an einer identischen Position in beiden Arrays keine Identi</text:span><text:span text:style-name="T31">tät</text:span><text:span text:style-name="T29"> besteht</text:span></text:p>
                </text:list-item>
              </text:list>
            </text:list-item>
            <text:list-item>
              <text:p text:style-name="P82"><text:soft-page-break/>Fehlerbehandlung:</text:p>
              <text:list>
                <text:list-item>
                  <text:p text:style-name="P82">keine</text:p>
                </text:list-item>
              </text:list>
            </text:list-item>
          </text:list>
        </text:list-item>
      </text:list>
      <text:p text:style-name="P30"/>
      <text:p text:style-name="P25">JUnit-Tests</text:p>
      <text:list xml:id="list4011238129292234024" text:style-name="L26">
        <text:list-item>
          <text:p text:style-name="P137"><text:span text:style-name="T45">Dateiname: </text:span><text:span text:style-name="T51">adt_</text:span><text:span text:style-name="T53">array</text:span><text:span text:style-name="T51">_test.jar</text:span></text:p>
        </text:list-item>
        <text:list-item>
          <text:p text:style-name="P83">Die Tests prüfen, ob die Schnittstellen erfüllt werden, dies impliziert insbesondere die spezifizierte Fehlerbehandlung</text:p>
        </text:list-item>
      </text:list>
      <text:p text:style-name="P32"/>
      <text:p text:style-name="P32"/>
      <text:p text:style-name="P32"/>
      <text:p text:style-name="P27">ADT Btree</text:p>
      <text:p text:style-name="P27">Vorgaben / Bemerkungen</text:p>
      <text:list xml:id="list4740047712718108663" text:style-name="L27">
        <text:list-item>
          <text:p text:style-name="P133">Funktional (nach außen) </text:p>
        </text:list-item>
      </text:list>
      <text:list xml:id="list8403251347899622070" text:style-name="L28">
        <text:list-item>
          <text:p text:style-name="P162">Der binäre Baum kann in einem Knoten eine Zahl speichern, die Höhe des Baums und einen linken oder rechten Nachfolger (rekursive Struktur).</text:p>
        </text:list-item>
        <text:list-item>
          <text:p text:style-name="P162">Alle Zahlen im rechten Teilbaum eines Knotens sind größer oder gleich seiner Zahl und alle Zahlen im linken Teilbaum sind kleiner seiner Zahl.</text:p>
        </text:list-item>
        <text:list-item>
          <text:p text:style-name="P162">Für einen leeren Baum wie auch einen nicht vorhandenen Nachfolger ist das selbe Symbol zu verwenden.</text:p>
          <text:p text:style-name="P162"/>
        </text:list-item>
      </text:list>
      <text:list xml:id="list4014128162422571601" text:style-name="L29">
        <text:list-item>
          <text:p text:style-name="P160">Technisch (nach innen)</text:p>
        </text:list-item>
      </text:list>
      <text:list xml:id="list4310983704032816299" text:style-name="L30">
        <text:list-item>
          <text:p text:style-name="P161">equalBT testet auf strukturelle Gleichheit. </text:p>
        </text:list-item>
      </text:list>
      <text:p text:style-name="P27"/>
      <text:p text:style-name="P7">Objektmengen</text:p>
      <text:list xml:id="list195310288307297" text:continue-list="list195310852822542" text:style-name="L8">
        <text:list-item>
          <text:p text:style-name="P88">elem := <text:span text:style-name="T37">D</text:span>as Element <text:span text:style-name="T77">(ganze Zahl)</text:span> innerhalb <text:span text:style-name="T69">eines Knoten des Baumes. R</text:span>ealisiert <text:span text:style-name="T77">als </text:span>Java Integer</text:p>
        </text:list-item>
        <text:list-item>
          <text:p text:style-name="P84"><text:soft-page-break/>btree := Ein Knoten oder die Verkettung von Knoten. Ein Knoten wird definiert durch das <text:span text:style-name="T77">4</text:span>-Tupe<text:span text:style-name="T70">l</text:span> <text:span text:style-name="T2">{</text:span><text:span text:style-name="T8">leftSuc</text:span><text:span text:style-name="T2">,elem,</text:span><text:span text:style-name="T8">rightSuc</text:span><text:span text:style-name="T2">,</text:span><text:span text:style-name="T8">high</text:span><text:span text:style-name="T2">}</text:span>, wobei <text:span text:style-name="T2">elem</text:span> die zu speichernde Zahl darstellt und <text:span text:style-name="T8">leftSuc</text:span><text:span text:style-name="T70"> sowie </text:span><text:span text:style-name="T8">rightSuc </text:span>vom Typ <text:span text:style-name="T2">btree </text:span><text:span text:style-name="T70">sind. Sie stellen</text:span> Verweise auf den linken bzw. rechten Nachfolger dar. Hat ein Knoten keinen Nachfolger, ist der Wert von <text:span text:style-name="T2">btree</text:span> mit <text:span text:style-name="T2">null</text:span> zu setzen.</text:p>
        </text:list-item>
        <text:list-item>
          <text:p text:style-name="P84">high := Bezeichnet die Tiefe <text:span text:style-name="T70">in der sich der Knoten relativ zum gesamten Baum befindet. Beim ersten Knoten des Baumes ist die Tiefe 0. Realisiert als Java Integer.</text:span></text:p>
          <text:p text:style-name="P84"/>
        </text:list-item>
      </text:list>
      <text:p text:style-name="P28">Operationen</text:p>
      <text:list xml:id="list8858494619470969276" text:style-name="L31">
        <text:list-item>
          <text:p text:style-name="P139"><text:span text:style-name="T38">initBT: ∅ </text:span><text:span text:style-name="T46">∅</text:span><text:span text:style-name="T47">Ø </text:span><text:span text:style-name="T38">→ btree</text:span></text:p>
          <text:list>
            <text:list-item>
              <text:p text:style-name="P140"><text:span text:style-name="T48">Signatur: </text:span><text:span text:style-name="T50">#initBT()</text:span></text:p>
            </text:list-item>
            <text:list-item>
              <text:p text:style-name="P141">Beschreibung:</text:p>
              <text:list>
                <text:list-item>
                  <text:p text:style-name="P141">Erzeugt eine neuen Baum, bestehend aus einem Knoten</text:p>
                </text:list-item>
                <text:list-item>
                  <text:p text:style-name="P140"><text:span text:style-name="T43">Der Wert von </text:span><text:span text:style-name="T50">high</text:span><text:span text:style-name="T43"> wird mit 0 initialisiert</text:span></text:p>
                </text:list-item>
                <text:list-item>
                  <text:p text:style-name="P140"><text:span text:style-name="T43">Die beiden Nachfolger sowie das gespeicherte Element werden mit </text:span><text:span text:style-name="T50">null</text:span><text:span text:style-name="T43"> initialisiert</text:span></text:p>
                </text:list-item>
              </text:list>
            </text:list-item>
            <text:list-item>
              <text:p text:style-name="P141">Rückgabewert:</text:p>
              <text:list>
                <text:list-item>
                  <text:p text:style-name="P141">keiner</text:p>
                </text:list-item>
              </text:list>
            </text:list-item>
            <text:list-item>
              <text:p text:style-name="P141">Fehlerbehandlung:</text:p>
              <text:list>
                <text:list-item>
                  <text:p text:style-name="P141">keine</text:p>
                  <text:p text:style-name="P151"><text:s/></text:p>
                </text:list-item>
              </text:list>
            </text:list-item>
          </text:list>
        </text:list-item>
        <text:list-item>
          <text:p text:style-name="P152">setLeftSuc: btree × btree → btree</text:p>
          <text:list>
            <text:list-item>
              <text:p text:style-name="P157"><text:span text:style-name="T38">Signatur: </text:span><text:span text:style-name="T49">#setLeftSuc(btree)</text:span></text:p>
            </text:list-item>
            <text:list-item>
              <text:p text:style-name="P141">Beschreibung:</text:p>
              <text:list>
                <text:list-item>
                  <text:p text:style-name="P157"><text:span text:style-name="T42">Setzt ein Element vom Typ </text:span><text:span text:style-name="T49">btree</text:span><text:span text:style-name="T42"> als linken Nachfolger</text:span></text:p>
                </text:list-item>
              </text:list>
            </text:list-item>
            <text:list-item>
              <text:p text:style-name="P141">Rückgabewert:</text:p>
              <text:list>
                <text:list-item>
                  <text:p text:style-name="P141">keiner (Mutator)</text:p>
                </text:list-item>
              </text:list>
            </text:list-item>
          </text:list>
        </text:list-item>
      </text:list>
      <text:p text:style-name="P142"/>
      <text:p text:style-name="P142"/>
      <text:p text:style-name="P142"/>
      <text:p text:style-name="P142"/>
      <text:list xml:id="list195310868450127" text:continue-numbering="true" text:style-name="L31">
        <text:list-item>
          <text:list>
            <text:list-item>
              <text:p text:style-name="P141"><text:soft-page-break/>Fehlerbehandlung:</text:p>
              <text:list>
                <text:list-item>
                  <text:p text:style-name="P157"><text:span text:style-name="T42">Gemäß den Anforderung muss gelten, dass </text:span><text:span text:style-name="T49">getVal(btree) </text:span><text:span text:style-name="T42">von dem Knoten, bei welchem der Nachfolger gesetzt werden soll größer ist als </text:span><text:span text:style-name="T49">getVal(btree)</text:span><text:span text:style-name="T42"> vom Knoten, der eingefügt werden soll. Ist dies nicht erfüllt, wird der Knoten nicht als Nachfolger gesetzt</text:span></text:p>
                  <text:p text:style-name="P141"/>
                </text:list-item>
              </text:list>
            </text:list-item>
          </text:list>
        </text:list-item>
        <text:list-item>
          <text:p text:style-name="P152">setRightSuc: btree × btree → btree</text:p>
          <text:list>
            <text:list-item>
              <text:p text:style-name="P157"><text:span text:style-name="T38">Signatur: </text:span><text:span text:style-name="T49">#setRightSuc(btree)</text:span></text:p>
            </text:list-item>
            <text:list-item>
              <text:p text:style-name="P141">Beschreibung:</text:p>
              <text:list>
                <text:list-item>
                  <text:p text:style-name="P157"><text:span text:style-name="T42">Setzt ein Element vom Typ </text:span><text:span text:style-name="T49">btree</text:span><text:span text:style-name="T42"> als rechten Nachfolger</text:span></text:p>
                </text:list-item>
              </text:list>
            </text:list-item>
            <text:list-item>
              <text:p text:style-name="P141">Rückgabewert:</text:p>
              <text:list>
                <text:list-item>
                  <text:p text:style-name="P141">keiner (Mutator)</text:p>
                </text:list-item>
              </text:list>
            </text:list-item>
            <text:list-item>
              <text:p text:style-name="P141">Fehlerbehandlung:</text:p>
              <text:list>
                <text:list-header>
                  <text:p text:style-name="P157"><text:span text:style-name="T42">Gemäß den Anforderung muss gelten, dass </text:span><text:span text:style-name="T49">getVal(btree) </text:span><text:span text:style-name="T42">von dem Knoten, bei welchem der Nachfolger gesetzt werden soll kleiner ist als </text:span><text:span text:style-name="T49">getVal(btree)</text:span><text:span text:style-name="T42"> vom Knoten, der eingefügt werden soll. Ist dies nicht erfüllt, wird der Knoten nicht als Nachfolger gesetzt</text:span></text:p>
                </text:list-header>
              </text:list>
            </text:list-item>
          </text:list>
        </text:list-item>
      </text:list>
      <text:p text:style-name="P158"><text:span text:style-name="T42"/></text:p>
      <text:list xml:id="list195310840086544" text:continue-numbering="true" text:style-name="L31">
        <text:list-item>
          <text:p text:style-name="P152">setHigh: btree × high → btree</text:p>
          <text:list>
            <text:list-item>
              <text:p text:style-name="P157"><text:span text:style-name="T38">Signatur: </text:span><text:span text:style-name="T49">#setHigh(high)</text:span></text:p>
            </text:list-item>
            <text:list-item>
              <text:p text:style-name="P141">Beschreibung:</text:p>
              <text:list>
                <text:list-item>
                  <text:p text:style-name="P157"><text:span text:style-name="T42">Setzt die </text:span><text:span text:style-name="T44">Tiefe des Knoten auf den übergebenen Wert</text:span></text:p>
                </text:list-item>
              </text:list>
            </text:list-item>
            <text:list-item>
              <text:p text:style-name="P143">Rückgabewert:</text:p>
              <text:list>
                <text:list-item>
                  <text:p text:style-name="P143">keiner</text:p>
                </text:list-item>
              </text:list>
            </text:list-item>
            <text:list-item>
              <text:p text:style-name="P143">Fehlerbehandlung:</text:p>
              <text:list>
                <text:list-item>
                  <text:p text:style-name="P159"><text:span text:style-name="T42">Ist </text:span><text:span text:style-name="T49">high</text:span><text:span text:style-name="T42"> negativ, wird der Wert nicht gesetzt</text:span></text:p>
                  <text:p text:style-name="P143"/>
                </text:list-item>
              </text:list>
            </text:list-item>
          </text:list>
        </text:list-item>
        <text:list-item>
          <text:p text:style-name="P152">setVal: btree × elem → btree</text:p>
          <text:list>
            <text:list-item>
              <text:p text:style-name="P153">Signatur: <text:span text:style-name="T2">#setVal(elem)</text:span></text:p>
            </text:list-item>
            <text:list-item>
              <text:p text:style-name="P144">Beschreibung:</text:p>
              <text:list>
                <text:list-item>
                  <text:p text:style-name="P144">Speichert den übergebenen Wert im Knoten</text:p>
                  <text:p text:style-name="P144"/>
                </text:list-item>
              </text:list>
            </text:list-item>
            <text:list-item>
              <text:p text:style-name="P144"><text:soft-page-break/>Rückgabewert:</text:p>
              <text:list>
                <text:list-item>
                  <text:p text:style-name="P144">keiner</text:p>
                </text:list-item>
              </text:list>
            </text:list-item>
            <text:list-item>
              <text:p text:style-name="P144">Fehlerbehandlung:</text:p>
              <text:list>
                <text:list-item>
                  <text:p text:style-name="P144">keine</text:p>
                </text:list-item>
              </text:list>
            </text:list-item>
          </text:list>
        </text:list-item>
      </text:list>
      <text:p text:style-name="P38"/>
      <text:list xml:id="list195311055922426" text:continue-numbering="true" text:style-name="L31">
        <text:list-item>
          <text:p text:style-name="P152">getLeftSuc: btree → btree</text:p>
          <text:list>
            <text:list-item>
              <text:p text:style-name="P153">Signatur: <text:span text:style-name="T2">#getLeftSuc()</text:span></text:p>
            </text:list-item>
            <text:list-item>
              <text:p text:style-name="P144">Beschreibung:</text:p>
              <text:list>
                <text:list-item>
                  <text:p text:style-name="P144">Liefert den linken Nachfolger für einen gegebenen Knoten</text:p>
                </text:list-item>
                <text:list-item>
                  <text:p text:style-name="P153"><text:span text:style-name="T14">Hat der Knoten keinen Nachfolger, wird </text:span><text:span text:style-name="T2">null</text:span><text:span text:style-name="T14"> zurückgeliefert</text:span></text:p>
                </text:list-item>
              </text:list>
            </text:list-item>
            <text:list-item>
              <text:p text:style-name="P144">Rückgabewert</text:p>
              <text:list>
                <text:list-item>
                  <text:p text:style-name="P153"><text:span text:style-name="T14">Der linke Nachfolger des Knotens als </text:span><text:span text:style-name="T2">btree</text:span></text:p>
                </text:list-item>
              </text:list>
            </text:list-item>
            <text:list-item>
              <text:p text:style-name="P144">Fehlerbehandlung:</text:p>
              <text:list>
                <text:list-item>
                  <text:p text:style-name="P144">keine</text:p>
                </text:list-item>
              </text:list>
            </text:list-item>
          </text:list>
        </text:list-item>
      </text:list>
      <text:p text:style-name="P38"/>
      <text:list xml:id="list195312284689607" text:continue-numbering="true" text:style-name="L31">
        <text:list-item>
          <text:p text:style-name="P152">getRightSuc: btree → btree</text:p>
          <text:list>
            <text:list-item>
              <text:p text:style-name="P153">Signatur: <text:span text:style-name="T2">#getRightSuc()</text:span></text:p>
            </text:list-item>
            <text:list-item>
              <text:p text:style-name="P144">Beschreibung:</text:p>
              <text:list>
                <text:list-item>
                  <text:p text:style-name="P144">Liefert den rechten Nachfolger für einen gegebenen Knoten</text:p>
                </text:list-item>
                <text:list-item>
                  <text:p text:style-name="P153"><text:span text:style-name="T14">Hat der Knoten keinen Nachfolger, wird </text:span><text:span text:style-name="T2">null</text:span><text:span text:style-name="T14"> zurückgeliefert</text:span></text:p>
                </text:list-item>
              </text:list>
            </text:list-item>
            <text:list-item>
              <text:p text:style-name="P144">Rückgabewert</text:p>
              <text:list>
                <text:list-item>
                  <text:p text:style-name="P153"><text:span text:style-name="T14">Der rechte Nachfolger des Knotens als </text:span><text:span text:style-name="T2">btree</text:span></text:p>
                </text:list-item>
              </text:list>
            </text:list-item>
            <text:list-item>
              <text:p text:style-name="P144">Fehlerbehandlung:</text:p>
              <text:list>
                <text:list-item>
                  <text:p text:style-name="P144">keine</text:p>
                </text:list-item>
              </text:list>
            </text:list-item>
          </text:list>
        </text:list-item>
      </text:list>
      <text:p text:style-name="P38"/>
      <text:list xml:id="list195312014877566" text:continue-numbering="true" text:style-name="L31">
        <text:list-item>
          <text:p text:style-name="P152">getHigh: btree → high</text:p>
          <text:list>
            <text:list-item>
              <text:p text:style-name="P153">Signatur: <text:span text:style-name="T2">#getHigh()</text:span></text:p>
            </text:list-item>
            <text:list-item>
              <text:p text:style-name="P144">Beschreibung:</text:p>
              <text:list>
                <text:list-item>
                  <text:p text:style-name="P144">Liefert den Wert für die Tiefe des Knoten</text:p>
                </text:list-item>
                <text:list-item>
                  <text:p text:style-name="P153"><text:span text:style-name="T14">Ist bei dem Knoten kein Wert gesetzt, wird </text:span><text:span text:style-name="T2">null</text:span><text:span text:style-name="T14"> zurückgegeben</text:span></text:p>
                </text:list-item>
              </text:list>
            </text:list-item>
            <text:list-item>
              <text:p text:style-name="P144">Rückgabewert:</text:p>
              <text:list>
                <text:list-item>
                  <text:p text:style-name="P144">Die Tiefe des Knoten als Java Integer</text:p>
                </text:list-item>
              </text:list>
            </text:list-item>
            <text:list-item>
              <text:p text:style-name="P144"><text:soft-page-break/>Fehlerbehandlung:</text:p>
              <text:list>
                <text:list-item>
                  <text:p text:style-name="P144">keine</text:p>
                  <text:p text:style-name="P144"/>
                </text:list-item>
              </text:list>
            </text:list-item>
          </text:list>
        </text:list-item>
        <text:list-item>
          <text:p text:style-name="P152">getVal: btree → elem</text:p>
          <text:list>
            <text:list-item>
              <text:p text:style-name="P153">Signatur: <text:span text:style-name="T2">#getVal()</text:span></text:p>
            </text:list-item>
            <text:list-item>
              <text:p text:style-name="P144">Beschreibung:</text:p>
              <text:list>
                <text:list-item>
                  <text:p text:style-name="P144">Liefert den gespeicherten Wert für einen gegebenen Knoten</text:p>
                </text:list-item>
                <text:list-item>
                  <text:p text:style-name="P153"><text:span text:style-name="T14">Ist in dem Knoten kein Wert gespeichert, wird </text:span><text:span text:style-name="T2">null </text:span><text:span text:style-name="T14">zurückgegeben</text:span></text:p>
                </text:list-item>
              </text:list>
            </text:list-item>
            <text:list-item>
              <text:p text:style-name="P144">Rückgabewert</text:p>
              <text:list>
                <text:list-item>
                  <text:p text:style-name="P144">Der im Knoten gespeicherte Wert als Java Integer</text:p>
                  <text:p text:style-name="P144"/>
                </text:list-item>
              </text:list>
            </text:list-item>
          </text:list>
        </text:list-item>
        <text:list-item>
          <text:p text:style-name="P152">isEmptyBT: btree → bool</text:p>
          <text:list>
            <text:list-item>
              <text:p text:style-name="P153">Signatur: <text:span text:style-name="T2">#isEmptyBT()</text:span></text:p>
            </text:list-item>
            <text:list-item>
              <text:p text:style-name="P144">Beschreibung:<text:tab/></text:p>
              <text:list>
                <text:list-item>
                  <text:p text:style-name="P144">Prüft, ob der Baum leer ist</text:p>
                </text:list-item>
                <text:list-item>
                  <text:p text:style-name="P153"><text:span text:style-name="T14">Ein Baum ist leer genau dann, wenn </text:span><text:span text:style-name="T2">getLeftSuc(), getRightSuc() </text:span><text:span text:style-name="T14">und </text:span><text:span text:style-name="T2">getVal()</text:span><text:span text:style-name="T14"> </text:span><text:span text:style-name="T2">null</text:span><text:span text:style-name="T32"> </text:span><text:span text:style-name="T33">zurückgeben</text:span></text:p>
                </text:list-item>
              </text:list>
            </text:list-item>
            <text:list-item>
              <text:p text:style-name="P148">Rückgabewert:</text:p>
              <text:list>
                <text:list-item>
                  <text:p text:style-name="P154"><text:span text:style-name="T72">true</text:span><text:span text:style-name="T33">, falls der Baum leer ist</text:span></text:p>
                </text:list-item>
                <text:list-item>
                  <text:p text:style-name="P154"><text:span text:style-name="T72">false,</text:span><text:span text:style-name="T33"> wenn der Baum nicht leer ist</text:span></text:p>
                </text:list-item>
              </text:list>
            </text:list-item>
          </text:list>
        </text:list-item>
      </text:list>
      <text:p text:style-name="P149"/>
      <text:list xml:id="list195310892861197" text:continue-numbering="true" text:style-name="L31">
        <text:list-item>
          <text:p text:style-name="P152">equalBT: btree × btree → bool</text:p>
          <text:list>
            <text:list-item>
              <text:p text:style-name="P153">Signatur: <text:span text:style-name="T2">#equalBT(btree)</text:span></text:p>
            </text:list-item>
            <text:list-item>
              <text:p text:style-name="P144">Beschreibung:</text:p>
              <text:list>
                <text:list-item>
                  <text:p text:style-name="P144">Prüft, ob der übergebene ADT Btree und der ADT Btree, auf welchem die Methode gerufen wird strukturell identisch sind</text:p>
                </text:list-item>
                <text:list-item>
                  <text:p text:style-name="P153"><text:span text:style-name="T14">Strukturelle Identität ist gegeben genau dann wenn </text:span><text:span text:style-name="T23">für jeden Knoten beider Bäume gilt, dass </text:span><text:span text:style-name="T10">getVal(), getHigh(), getLeftSuc() </text:span><text:span text:style-name="T23">und </text:span><text:span text:style-name="T10">getRightSuc()</text:span><text:span text:style-name="T23"> identisch sind</text:span></text:p>
                </text:list-item>
              </text:list>
            </text:list-item>
            <text:list-item>
              <text:p text:style-name="P146">Rückgabewert:</text:p>
              <text:list>
                <text:list-item>
                  <text:p text:style-name="P155">true, <text:span text:style-name="T14">falls beide Bäume strukturell identisch sind</text:span></text:p>
                </text:list-item>
                <text:list-item>
                  <text:p text:style-name="P155">false,<text:span text:style-name="T14"> wenn für mindestens einen Knoten strukturelle Identität nicht gilt</text:span></text:p>
                </text:list-item>
              </text:list>
            </text:list-item>
            <text:list-item>
              <text:p text:style-name="P146"><text:soft-page-break/>Fehlerbehandlung:</text:p>
              <text:list>
                <text:list-item>
                  <text:p text:style-name="P146">keine</text:p>
                  <text:p text:style-name="P146"/>
                </text:list-item>
              </text:list>
            </text:list-item>
          </text:list>
        </text:list-item>
        <text:list-item>
          <text:p text:style-name="P152">print: btree × filename → png</text:p>
          <text:list>
            <text:list-item>
              <text:p text:style-name="P156">Signatur: <text:span text:style-name="T2">#print()</text:span></text:p>
            </text:list-item>
            <text:list-item>
              <text:p text:style-name="P147">Beschreibung:</text:p>
              <text:list>
                <text:list-item>
                  <text:p text:style-name="P147">Verwendet die <text:span text:style-name="T2">digraph</text:span> Bibliothek, um den gesamten Baum als Bilddatei zu speichern</text:p>
                </text:list-item>
                <text:list-item>
                  <text:p text:style-name="P147">Der benötigte Datei<text:span text:style-name="T73">pfad</text:span> <text:span text:style-name="T2">filename</text:span> (siehe semantische Struktur) kann in die Methode Hardcoded werden.</text:p>
                </text:list-item>
              </text:list>
            </text:list-item>
            <text:list-item>
              <text:p text:style-name="P147">Rückgabewert:</text:p>
              <text:list>
                <text:list-item>
                  <text:p text:style-name="P147">keiner, allerdings wird erwartet, dass eine Datei am spezifizierten Ort erstellt wurde</text:p>
                </text:list-item>
              </text:list>
            </text:list-item>
            <text:list-item>
              <text:p text:style-name="P147">Fehlerbehandlung:</text:p>
              <text:list>
                <text:list-item>
                  <text:p text:style-name="P147">Bei I/O Fehlern o.ä. soll das Programmverlauf nicht gestört werden. Etwaige Fehler sollen zumindest kein<text:span text:style-name="T77">en</text:span> Programmabbruch oder ein Blockieren verursachen. Optional können Fehler mittels Exceptionhandling behandelt werden.</text:p>
                </text:list-item>
              </text:list>
            </text:list-item>
          </text:list>
        </text:list-item>
      </text:list>
      <text:p text:style-name="P39"/>
      <text:p text:style-name="P26">JUnit-Tests</text:p>
      <text:list xml:id="list3227278123720761934" text:style-name="L32">
        <text:list-item>
          <text:p text:style-name="P138"><text:span text:style-name="T45">Dateiname: </text:span><text:span text:style-name="T51">adt_</text:span><text:span text:style-name="T54">btree</text:span><text:span text:style-name="T51">_test.jar</text:span></text:p>
        </text:list-item>
        <text:list-item>
          <text:p text:style-name="P150">Die Tests prüfen, ob die Schnittstellen erfüllt werden, dies impliziert insbesondere die spezifizierte Fehlerbehandl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3598in" fo:margin-left="0in" fo:margin-right="0in" fo:margin-bottom="0.3in" fo:background-color="transparent" style:dynamic-spacing="false" draw:fill="none" draw:fill-color="#4f81bd"/>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Algorithmen &amp; Datenstrukturen Praktikum – SoSe16 – Gruppe 2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Prof. Dr. Klauck</meta:initial-creator>
    <meta:creation-date>2015-09-21T10:26:00Z</meta:creation-date>
    <dc:date>2016-03-24T19:53:09.917000000</dc:date>
    <meta:editing-cycles>35</meta:editing-cycles>
    <meta:editing-duration>PT3H27M</meta:editing-duration>
    <meta:document-statistic meta:table-count="0" meta:image-count="0" meta:object-count="0" meta:page-count="23" meta:paragraph-count="468" meta:word-count="3154" meta:character-count="19353" meta:non-whitespace-character-count="17060"/>
    <meta:template xlink:type="simple" xlink:actuate="onRequest" xlink:title="" xlink:href="../../../../HAW/AD/PFormal/PFormal.odt/Normal.dotm"/>
  </office:meta>
</office:document-meta>
</file>